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36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30">
      <style:table-cell-properties fo:border="thin solid #000000" fo:background-color="#806000"/>
    </style:style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0">
      <style:table-cell-properties fo:border="thin solid #000000" fo:background-color="#FFC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9.36625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7.80520833333333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number-columns-repeated="4" table:default-cell-style-name="ce4"/>
        <table:table-column table:style-name="co4" table:number-columns-repeated="4" table:default-cell-style-name="ce5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.85" table:formula="of:=AVERAGE([.H2:.K2])" table:style-name="ce5">
            <text:p>0,85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office:value-type="float" office:value="0.85" table:style-name="ce5">
            <text:p>0,85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19M47S" table:style-name="ce7">
            <text:p>00:19:4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1.37" table:formula="of:=AVERAGE([.H3:.K3])" table:style-name="ce5">
            <text:p>1,37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1.37" table:style-name="ce5">
            <text:p>1,37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3]-[.O2]" table:style-name="ce7">
            <text:p>00:00:51</text:p>
          </table:table-cell>
          <table:table-cell office:value-type="time" office:time-value="PT0H20M38S" table:style-name="ce7">
            <text:p>00:20:38</text:p>
          </table:table-cell>
          <table:table-cell office:value-type="float" office:value="51.000000000000028" table:formula="of:=IF([.N3]=&quot;&quot;;&quot;&quot;;[.N3]*86400)" table:style-name="ce8">
            <text:p>51</text:p>
          </table:table-cell>
          <table:table-cell office:value-type="float" office:value="0.85000000000000042" table:formula="of:=IF([.P3]=&quot;&quot;;&quot;&quot;;[.P3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53" table:formula="of:=AVERAGE([.D4:.G4])" table:style-name="ce4">
            <text:p>1,33</text:p>
          </table:table-cell>
          <table:table-cell office:value-type="float" office:value="1.983333333333327" table:formula="of:=AVERAGE([.H4:.K4])" table:style-name="ce5">
            <text:p>1,98</text:p>
          </table:table-cell>
          <table:table-cell office:value-type="float" office:value="1.3333333333333353" table:style-name="ce4">
            <text:p>1,33</text:p>
          </table:table-cell>
          <table:table-cell table:number-columns-repeated="3" table:style-name="ce4"/>
          <table:table-cell office:value-type="float" office:value="1.983333333333327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22S" table:formula="of:=[.O4]-[.O3]" table:style-name="ce7">
            <text:p>00:01:22</text:p>
          </table:table-cell>
          <table:table-cell office:value-type="time" office:time-value="PT0H22M0S" table:style-name="ce7">
            <text:p>00:22:00</text:p>
          </table:table-cell>
          <table:table-cell office:value-type="float" office:value="81.999999999999872" table:formula="of:=IF([.N4]=&quot;&quot;;&quot;&quot;;[.N4]*86400)" table:style-name="ce8">
            <text:p>82</text:p>
          </table:table-cell>
          <table:table-cell office:value-type="float" office:value="1.3666666666666645" table:formula="of:=IF([.P4]=&quot;&quot;;&quot;&quot;;[.P4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369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369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1.5277777777777777E-2" table:formula="of:=[.O5]-[.O4]" table:style-name="ce7">
            <text:p>#######</text:p>
          </table:table-cell>
          <table:table-cell table:style-name="ce7"/>
          <table:table-cell office:value-type="float" office:value="-1320" table:formula="of:=IF([.N5]=&quot;&quot;;&quot;&quot;;[.N5]*86400)" table:style-name="ce8">
            <text:p>-1320</text:p>
          </table:table-cell>
          <table:table-cell office:value-type="float" office:value="-22" table:formula="of:=IF([.P5]=&quot;&quot;;&quot;&quot;;[.P5]/60)" table:style-name="ce5">
            <text:p>-22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894" table:formula="of:=AVERAGE([.D6:.G6])" table:style-name="ce4">
            <text:p>1,85</text:p>
          </table:table-cell>
          <table:table-cell office:value-type="float" office:value="1.9166666666666632" table:formula="of:=AVERAGE([.H6:.K6])" table:style-name="ce5">
            <text:p>1,92</text:p>
          </table:table-cell>
          <table:table-cell office:value-type="float" office:value="1.8499999999999894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7">
            <text:p>00:00:00</text:p>
          </table:table-cell>
          <table:table-cell table:style-name="ce7"/>
          <table:table-cell office:value-type="float" office:value="0" table:formula="of:=IF([.N6]=&quot;&quot;;&quot;&quot;;[.N6]*86400)" table:style-name="ce8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1", "SBL", 1, "1", "(2)"</text:p>
          </table:table-cell>
          <table:table-cell office:value-type="float" office:value="1.416666666666675" table:formula="of:=AVERAGE([.D7:.G7])" table:style-name="ce4">
            <text:p>1,42</text:p>
          </table:table-cell>
          <table:table-cell office:value-type="float" office:value="1.3666666666666671" table:formula="of:=AVERAGE([.H7:.K7])" table:style-name="ce5">
            <text:p>1,37</text:p>
          </table:table-cell>
          <table:table-cell office:value-type="float" office:value="1.416666666666675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671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7">
            <text:p>00:00:00</text:p>
          </table:table-cell>
          <table:table-cell table:style-name="ce7"/>
          <table:table-cell office:value-type="float" office:value="0" table:formula="of:=IF([.N7]=&quot;&quot;;&quot;&quot;;[.N7]*86400)" table:style-name="ce8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2", "SBL+POGP", 1, "2", "(2)"</text:p>
          </table:table-cell>
          <table:table-cell office:value-type="float" office:value="1.116666666666658" table:formula="of:=AVERAGE([.D8:.G8])" table:style-name="ce4">
            <text:p>1,12</text:p>
          </table:table-cell>
          <table:table-cell office:value-type="float" office:value="1.716666666666667" table:formula="of:=AVERAGE([.H8:.K8])" table:style-name="ce5">
            <text:p>1,72</text:p>
          </table:table-cell>
          <table:table-cell office:value-type="float" office:value="1.116666666666658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7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7">
            <text:p>00:00:00</text:p>
          </table:table-cell>
          <table:table-cell table:style-name="ce7"/>
          <table:table-cell office:value-type="float" office:value="0" table:formula="of:=IF([.N8]=&quot;&quot;;&quot;&quot;;[.N8]*86400)" table:style-name="ce8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921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921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7">
            <text:p>00:00:00</text:p>
          </table:table-cell>
          <table:table-cell table:style-name="ce7"/>
          <table:table-cell office:value-type="float" office:value="0" table:formula="of:=IF([.N9]=&quot;&quot;;&quot;&quot;;[.N9]*86400)" table:style-name="ce8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109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109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7">
            <text:p>00:00:00</text:p>
          </table:table-cell>
          <table:table-cell table:style-name="ce7"/>
          <table:table-cell office:value-type="float" office:value="0" table:formula="of:=IF([.N10]=&quot;&quot;;&quot;&quot;;[.N10]*86400)" table:style-name="ce8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75" table:formula="of:=AVERAGE([.D11:.G11])" table:style-name="ce4">
            <text:p>0,63</text:p>
          </table:table-cell>
          <table:table-cell office:value-type="float" office:value="1.7333333333333329" table:formula="of:=AVERAGE([.H11:.K11])" table:style-name="ce5">
            <text:p>1,73</text:p>
          </table:table-cell>
          <table:table-cell office:value-type="float" office:value="0.63333333333332575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29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6M53S" table:formula="of:=[.O11]-[.O10]" table:style-name="ce7">
            <text:p>00:06:53</text:p>
          </table:table-cell>
          <table:table-cell office:value-type="time" office:time-value="PT0H6M53S" table:style-name="ce7">
            <text:p>00:06:53</text:p>
          </table:table-cell>
          <table:table-cell office:value-type="float" office:value="413" table:formula="of:=IF([.N11]=&quot;&quot;;&quot;&quot;;[.N11]*86400)" table:style-name="ce8">
            <text:p>413</text:p>
          </table:table-cell>
          <table:table-cell office:value-type="float" office:value="6.8833333333333337" table:formula="of:=IF([.P11]=&quot;&quot;;&quot;&quot;;[.P11]/60)" table:style-name="ce5">
            <text:p>6,8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1", "SBL", 1, "1", "(3)"</text:p>
          </table:table-cell>
          <table:table-cell office:value-type="float" office:value="1.18" table:formula="of:=AVERAGE([.D12:.G12])" table:style-name="ce4">
            <text:p>1,18</text:p>
          </table:table-cell>
          <table:table-cell office:value-type="float" office:value="1.5" table:formula="of:=AVERAGE([.H12:.K12])" table:style-name="ce5">
            <text:p>1,50</text:p>
          </table:table-cell>
          <table:table-cell office:value-type="float" office:value="1.18" table:style-name="ce4">
            <text:p>1,18</text:p>
          </table:table-cell>
          <table:table-cell table:number-columns-repeated="3" table:style-name="ce4"/>
          <table:table-cell table:style-name="ce5"/>
          <table:table-cell office:value-type="float" office:value="1.5" table:style-name="ce5">
            <text:p>1,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H1M11S" table:formula="of:=[.O12]-[.O11]" table:style-name="ce7">
            <text:p>01:01:11</text:p>
          </table:table-cell>
          <table:table-cell office:value-type="time" office:time-value="PT1H8M4S" table:style-name="ce7">
            <text:p>01:08:04</text:p>
          </table:table-cell>
          <table:table-cell office:value-type="float" office:value="3670.9999999999995" table:formula="of:=IF([.N12]=&quot;&quot;;&quot;&quot;;[.N12]*86400)" table:style-name="ce8">
            <text:p>3671</text:p>
          </table:table-cell>
          <table:table-cell office:value-type="float" office:value="61.183333333333323" table:formula="of:=IF([.P12]=&quot;&quot;;&quot;&quot;;[.P12]/60)" table:style-name="ce5">
            <text:p>61,1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2", "SBL+PO(Świętochłowice)", 1, "2", "(3)"</text:p>
          </table:table-cell>
          <table:table-cell office:value-type="float" office:value="0.9" table:formula="of:=AVERAGE([.D13:.G13])" table:style-name="ce4">
            <text:p>0,90</text:p>
          </table:table-cell>
          <table:table-cell office:value-type="float" office:value="1.4" table:formula="of:=AVERAGE([.H13:.K13])" table:style-name="ce5">
            <text:p>1,40</text:p>
          </table:table-cell>
          <table:table-cell office:value-type="float" office:value="0.9" table:style-name="ce4">
            <text:p>0,90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office:annotation draw:style-name="a0" svg:x="9.07291666666667in" svg:y="2.01041666666667in" svg:width="1.26041666666667in" svg:height="0.697916666666667in">
              <dc:creator>KK</dc:creator>
              <text:p><text:span text:style-name="T1">KK:</text:span><text:span text:style-name="T2"/></text:p>
              <text:p><text:span text:style-name="T2">odjęto czas postoju w Świętochłowicach (30 sekund)</text:span></text:p>
            </office:annotation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3]-[.O12]" table:style-name="ce7">
            <text:p>00:00:55</text:p>
          </table:table-cell>
          <table:table-cell office:value-type="time" office:time-value="PT1H8M59S" table:style-name="ce7">
            <text:p>01:08:59</text:p>
          </table:table-cell>
          <table:table-cell office:value-type="float" office:value="55.000000000000007" table:formula="of:=IF([.N13]=&quot;&quot;;&quot;&quot;;[.N13]*86400)" table:style-name="ce8">
            <text:p>55</text:p>
          </table:table-cell>
          <table:table-cell office:value-type="float" office:value="0.91666666666666674" table:formula="of:=IF([.P13]=&quot;&quot;;&quot;&quot;;[.P13]/60)" table:style-name="ce5">
            <text:p>0,92</text:p>
          </table:table-cell>
          <table:table-cell office:value-type="string" table:style-name="ce1">
            <text:p>pół minuty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CB-RCB-3", "SBL+Sem(ST)", 1, "3", "(3)"</text:p>
          </table:table-cell>
          <table:table-cell office:value-type="float" office:value="0.8" table:formula="of:=AVERAGE([.D14:.G14])" table:style-name="ce4">
            <text:p>0,80</text:p>
          </table:table-cell>
          <table:table-cell office:value-type="float" office:value="0.83" table:formula="of:=AVERAGE([.H14:.K14])" table:style-name="ce5">
            <text:p>0,8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8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9S" table:formula="of:=[.O14]-[.O13]" table:style-name="ce7">
            <text:p>00:00:49</text:p>
          </table:table-cell>
          <table:table-cell office:value-type="time" office:time-value="PT1H9M48S" table:style-name="ce7">
            <text:p>01:09:48</text:p>
          </table:table-cell>
          <table:table-cell office:value-type="float" office:value="48.999999999999666" table:formula="of:=IF([.N14]=&quot;&quot;;&quot;&quot;;[.N14]*86400)" table:style-name="ce8">
            <text:p>49</text:p>
          </table:table-cell>
          <table:table-cell office:value-type="float" office:value="0.8166666666666611" table:formula="of:=IF([.P14]=&quot;&quot;;&quot;&quot;;[.P14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", "ST", 1, "(1)"</text:p>
          </table:table-cell>
          <table:table-cell office:value-type="float" office:value="0.65" table:formula="of:=AVERAGE([.D15:.G15])" table:style-name="ce4">
            <text:p>0,65</text:p>
          </table:table-cell>
          <table:table-cell office:value-type="float" office:value="1.4" table:formula="of:=AVERAGE([.H15:.K15])" table:style-name="ce5">
            <text:p>1,40</text:p>
          </table:table-cell>
          <table:table-cell office:value-type="float" office:value="0.65" table:style-name="ce4">
            <text:p>0,65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39S" table:formula="of:=[.O15]-[.O14]" table:style-name="ce7">
            <text:p>00:00:39</text:p>
          </table:table-cell>
          <table:table-cell office:value-type="time" office:time-value="PT1H10M27S" table:style-name="ce7">
            <text:p>01:10:27</text:p>
          </table:table-cell>
          <table:table-cell office:value-type="float" office:value="39.000000000000703" table:formula="of:=IF([.N15]=&quot;&quot;;&quot;&quot;;[.N15]*86400)" table:style-name="ce8">
            <text:p>39</text:p>
          </table:table-cell>
          <table:table-cell office:value-type="float" office:value="0.65000000000001168" table:formula="of:=IF([.P15]=&quot;&quot;;&quot;&quot;;[.P15]/60)" table:style-name="ce5">
            <text:p>0,65</text:p>
          </table:table-cell>
          <table:table-cell office:value-type="string" table:style-name="ce1">
            <text:p>35 sekund postoju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RCB-ZZ-1", "SBL", 1, "1", "(4)"</text:p>
          </table:table-cell>
          <table:table-cell office:value-type="float" office:value="1.3" table:formula="of:=AVERAGE([.D16:.G16])" table:style-name="ce4">
            <text:p>1,30</text:p>
          </table:table-cell>
          <table:table-cell office:value-type="float" office:value="1.37" table:formula="of:=AVERAGE([.H16:.K16])" table:style-name="ce5">
            <text:p>1,37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table:style-name="ce5"/>
          <table:table-cell office:value-type="float" office:value="1.3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0S" table:formula="of:=[.O16]-[.O15]" table:style-name="ce7">
            <text:p>00:01:20</text:p>
          </table:table-cell>
          <table:table-cell office:value-type="time" office:time-value="PT1H11M47S" table:style-name="ce7">
            <text:p>01:11:47</text:p>
          </table:table-cell>
          <table:table-cell office:value-type="float" office:value="79.999999999999517" table:formula="of:=IF([.N16]=&quot;&quot;;&quot;&quot;;[.N16]*86400)" table:style-name="ce8">
            <text:p>80</text:p>
          </table:table-cell>
          <table:table-cell office:value-type="float" office:value="1.3333333333333253" table:formula="of:=IF([.P16]=&quot;&quot;;&quot;&quot;;[.P16]/60)" table:style-name="ce5">
            <text:p>1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2", "SBL+PO(Ruda)", 1, "2", "(4)"</text:p>
          </table:table-cell>
          <table:table-cell office:value-type="float" office:value="0.73" table:formula="of:=AVERAGE([.D17:.G17])" table:style-name="ce4">
            <text:p>0,73</text:p>
          </table:table-cell>
          <table:table-cell office:value-type="float" office:value="1.32" table:formula="of:=AVERAGE([.H17:.K17])" table:style-name="ce5">
            <text:p>1,32</text:p>
          </table:table-cell>
          <table:table-cell office:value-type="float" office:value="0.73" table:style-name="ce4">
            <text:p>0,73</text:p>
          </table:table-cell>
          <table:table-cell table:number-columns-repeated="3" table:style-name="ce4"/>
          <table:table-cell table:style-name="ce5"/>
          <table:table-cell office:value-type="float" office:value="1.32" table:style-name="ce5">
            <text:p>1,3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4S" table:formula="of:=[.O17]-[.O16]" table:style-name="ce7">
            <text:p>00:00:44</text:p>
          </table:table-cell>
          <table:table-cell office:value-type="time" office:time-value="PT1H12M31S" table:style-name="ce7">
            <text:p>01:12:31</text:p>
          </table:table-cell>
          <table:table-cell office:value-type="float" office:value="43.999999999999886" table:formula="of:=IF([.N17]=&quot;&quot;;&quot;&quot;;[.N17]*86400)" table:style-name="ce8">
            <text:p>44</text:p>
          </table:table-cell>
          <table:table-cell office:value-type="float" office:value="0.73333333333333139" table:formula="of:=IF([.P17]=&quot;&quot;;&quot;&quot;;[.P17]/60)" table:style-name="ce5">
            <text:p>0,73</text:p>
          </table:table-cell>
          <table:table-cell office:value-type="string" table:style-name="ce1">
            <text:p>niecałe pół minuty odjąć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RCB-ZZ-3", "SBL", 1, "3", "(4)"</text:p>
          </table:table-cell>
          <table:table-cell office:value-type="float" office:value="0.67" table:formula="of:=AVERAGE([.D18:.G18])" table:style-name="ce4">
            <text:p>0,67</text:p>
          </table:table-cell>
          <table:table-cell office:value-type="float" office:value="0.67" table:formula="of:=AVERAGE([.H18:.K18])" table:style-name="ce5">
            <text:p>0,67</text:p>
          </table:table-cell>
          <table:table-cell office:value-type="float" office:value="0.67" table:style-name="ce4">
            <text:p>0,67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0S" table:formula="of:=[.O18]-[.O17]" table:style-name="ce7">
            <text:p>00:00:40</text:p>
          </table:table-cell>
          <table:table-cell office:value-type="time" office:time-value="PT1H13M11S" table:style-name="ce7">
            <text:p>01:13:11</text:p>
          </table:table-cell>
          <table:table-cell office:value-type="float" office:value="40.000000000000654" table:formula="of:=IF([.N18]=&quot;&quot;;&quot;&quot;;[.N18]*86400)" table:style-name="ce8">
            <text:p>40</text:p>
          </table:table-cell>
          <table:table-cell office:value-type="float" office:value="0.66666666666667751" table:formula="of:=IF([.P18]=&quot;&quot;;&quot;&quot;;[.P18]/60)" table:style-name="ce5">
            <text:p>0,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4", "SBL+Sem(ST)", 1, "4", "(4)"</text:p>
          </table:table-cell>
          <table:table-cell office:value-type="float" office:value="0.92" table:formula="of:=AVERAGE([.D19:.G19])" table:style-name="ce4">
            <text:p>0,92</text:p>
          </table:table-cell>
          <table:table-cell office:value-type="float" office:value="0.97" table:formula="of:=AVERAGE([.H19:.K19])" table:style-name="ce5">
            <text:p>0,97</text:p>
          </table:table-cell>
          <table:table-cell office:value-type="float" office:value="0.92" table:style-name="ce4">
            <text:p>0,92</text:p>
          </table:table-cell>
          <table:table-cell table:number-columns-repeated="3" table:style-name="ce4"/>
          <table:table-cell table:style-name="ce5"/>
          <table:table-cell office:value-type="float" office:value="0.97" table:style-name="ce5">
            <text:p>0,9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9]-[.O18]" table:style-name="ce7">
            <text:p>00:00:55</text:p>
          </table:table-cell>
          <table:table-cell office:value-type="time" office:time-value="PT1H14M6S" table:style-name="ce7">
            <text:p>01:14:06</text:p>
          </table:table-cell>
          <table:table-cell office:value-type="float" office:value="54.999999999999403" table:formula="of:=IF([.N19]=&quot;&quot;;&quot;&quot;;[.N19]*86400)" table:style-name="ce8">
            <text:p>55</text:p>
          </table:table-cell>
          <table:table-cell office:value-type="float" office:value="0.91666666666665675" table:formula="of:=IF([.P19]=&quot;&quot;;&quot;&quot;;[.P19]/60)" table:style-name="ce5">
            <text:p>0,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", "ST", 1, "(1)"</text:p>
          </table:table-cell>
          <table:table-cell office:value-type="float" office:value="1.63" table:formula="of:=AVERAGE([.D20:.G20])" table:style-name="ce4">
            <text:p>1,63</text:p>
          </table:table-cell>
          <table:table-cell office:value-type="float" office:value="1.47" table:formula="of:=AVERAGE([.H20:.K20])" table:style-name="ce5">
            <text:p>1,47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47" table:style-name="ce5">
            <text:p>1,4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8S" table:formula="of:=[.O20]-[.O19]" table:style-name="ce7">
            <text:p>00:01:38</text:p>
          </table:table-cell>
          <table:table-cell office:value-type="time" office:time-value="PT1H15M44S" table:style-name="ce7">
            <text:p>01:15:44</text:p>
          </table:table-cell>
          <table:table-cell office:value-type="float" office:value="97.999999999999929" table:formula="of:=IF([.N20]=&quot;&quot;;&quot;&quot;;[.N20]*86400)" table:style-name="ce8">
            <text:p>98</text:p>
          </table:table-cell>
          <table:table-cell office:value-type="float" office:value="1.6333333333333322" table:formula="of:=IF([.P20]=&quot;&quot;;&quot;&quot;;[.P20]/60)" table:style-name="ce5">
            <text:p>1,63</text:p>
          </table:table-cell>
          <table:table-cell office:value-type="string" table:style-name="ce1">
            <text:p>40 sekund postoju</text:p>
          </table:table-cell>
          <table:table-cell table:number-columns-repeated="2" table:style-name="ce1"/>
          <table:table-cell office:value-type="string" table:style-name="ce1">
            <text:p>uwag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"ZZ-GLC-1", "SBL", 1, "1", "(5)"</text:p>
          </table:table-cell>
          <table:table-cell office:value-type="float" office:value="1.63" table:formula="of:=AVERAGE([.D21:.G21])" table:style-name="ce4">
            <text:p>1,63</text:p>
          </table:table-cell>
          <table:table-cell office:value-type="float" office:value="1.25" table:formula="of:=AVERAGE([.H21:.K21])" table:style-name="ce5">
            <text:p>1,25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2S" table:formula="of:=[.O21]-[.O20]" table:style-name="ce7">
            <text:p>00:01:22</text:p>
          </table:table-cell>
          <table:table-cell office:value-type="time" office:time-value="PT1H17M6S" table:style-name="ce7">
            <text:p>01:17:06</text:p>
          </table:table-cell>
          <table:table-cell office:value-type="float" office:value="82.000000000000028" table:formula="of:=IF([.N21]=&quot;&quot;;&quot;&quot;;[.N21]*86400)" table:style-name="ce8">
            <text:p>82</text:p>
          </table:table-cell>
          <table:table-cell office:value-type="float" office:value="1.3666666666666671" table:formula="of:=IF([.P21]=&quot;&quot;;&quot;&quot;;[.P21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2", "SBL", 1, "2", "(5)"</text:p>
          </table:table-cell>
          <table:table-cell office:value-type="float" office:value="0.93" table:formula="of:=AVERAGE([.D22:.G22])" table:style-name="ce4">
            <text:p>0,93</text:p>
          </table:table-cell>
          <table:table-cell office:value-type="float" office:value="0.93" table:formula="of:=AVERAGE([.H22:.K22])" table:style-name="ce5">
            <text:p>0,93</text:p>
          </table:table-cell>
          <table:table-cell office:value-type="float" office:value="0.93" table:style-name="ce4">
            <text:p>0,93</text:p>
          </table:table-cell>
          <table:table-cell table:number-columns-repeated="3" table:style-name="ce4"/>
          <table:table-cell table:style-name="ce5"/>
          <table:table-cell office:value-type="float" office:value="0.93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6S" table:formula="of:=[.O22]-[.O21]" table:style-name="ce7">
            <text:p>00:00:56</text:p>
          </table:table-cell>
          <table:table-cell office:value-type="time" office:time-value="PT1H18M2S" table:style-name="ce7">
            <text:p>01:18:02</text:p>
          </table:table-cell>
          <table:table-cell office:value-type="float" office:value="56.000000000000561" table:formula="of:=IF([.N22]=&quot;&quot;;&quot;&quot;;[.N22]*86400)" table:style-name="ce8">
            <text:p>56</text:p>
          </table:table-cell>
          <table:table-cell office:value-type="float" office:value="0.93333333333334267" table:formula="of:=IF([.P22]=&quot;&quot;;&quot;&quot;;[.P22]/60)" table:style-name="ce5">
            <text:p>0,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3", "SBL", 1, "3", "(5)"</text:p>
          </table:table-cell>
          <table:table-cell office:value-type="float" office:value="0.53" table:formula="of:=AVERAGE([.D23:.G23])" table:style-name="ce4">
            <text:p>0,53</text:p>
          </table:table-cell>
          <table:table-cell office:value-type="float" office:value="0.56999999999999995" table:formula="of:=AVERAGE([.H23:.K23])" table:style-name="ce5">
            <text:p>0,57</text:p>
          </table:table-cell>
          <table:table-cell office:value-type="float" office:value="0.53" table:style-name="ce4">
            <text:p>0,53</text:p>
          </table:table-cell>
          <table:table-cell table:number-columns-repeated="3" table:style-name="ce4"/>
          <table:table-cell table:style-name="ce5"/>
          <table:table-cell office:value-type="float" office:value="0.56999999999999995" table:style-name="ce5">
            <text:p>0,57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7">
            <text:p><text:s/></text:p>
          </table:table-cell>
          <table:table-cell office:value-type="time" office:time-value="PT1H18M34S" table:style-name="ce7">
            <text:p>01:18:34</text:p>
          </table:table-cell>
          <table:table-cell office:value-type="float" office:value="0" table:formula="of:=IF([.N23]=&quot;&quot;;&quot;&quot;;[.N23]*86400)" table:style-name="ce8">
            <text:p>#ARG!</text:p>
          </table:table-cell>
          <table:table-cell office:value-type="float" office:value="0" table:formula="of:=IF([.P23]=&quot;&quot;;&quot;&quot;;[.P23]/60)" table:style-name="ce5">
            <text:p>#ARG!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4", "SBL", 1, "4", "(5)"</text:p>
          </table:table-cell>
          <table:table-cell office:value-type="float" office:value="0.72" table:formula="of:=AVERAGE([.D24:.G24])" table:style-name="ce4">
            <text:p>0,72</text:p>
          </table:table-cell>
          <table:table-cell office:value-type="float" office:value="0.67" table:formula="of:=AVERAGE([.H24:.K24])" table:style-name="ce5">
            <text:p>0,67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3S" table:formula="of:=[.O24]-[.O23]" table:style-name="ce7">
            <text:p>00:00:43</text:p>
          </table:table-cell>
          <table:table-cell office:value-type="time" office:time-value="PT1H19M17S" table:style-name="ce7">
            <text:p>01:19:17</text:p>
          </table:table-cell>
          <table:table-cell office:value-type="float" office:value="42.999999999999929" table:formula="of:=IF([.N24]=&quot;&quot;;&quot;&quot;;[.N24]*86400)" table:style-name="ce8">
            <text:p>43</text:p>
          </table:table-cell>
          <table:table-cell office:value-type="float" office:value="0.71666666666666545" table:formula="of:=IF([.P24]=&quot;&quot;;&quot;&quot;;[.P24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5", "SBL+Sem(ST)", 1, "5", "(5)"</text:p>
          </table:table-cell>
          <table:table-cell office:value-type="float" office:value="1.04" table:formula="of:=AVERAGE([.D25:.G25])" table:style-name="ce4">
            <text:p>1,04</text:p>
          </table:table-cell>
          <table:table-cell office:value-type="float" office:value="1.08" table:formula="of:=AVERAGE([.H25:.K25])" table:style-name="ce5">
            <text:p>1,08</text:p>
          </table:table-cell>
          <table:table-cell office:value-type="float" office:value="1.04" table:style-name="ce4">
            <text:p>1,04</text:p>
          </table:table-cell>
          <table:table-cell table:number-columns-repeated="3" table:style-name="ce4"/>
          <table:table-cell table:style-name="ce5"/>
          <table:table-cell office:value-type="float" office:value="1.08" table:style-name="ce5">
            <text:p>1,0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S" table:formula="of:=[.O25]-[.O24]" table:style-name="ce7">
            <text:p>00:01:03</text:p>
          </table:table-cell>
          <table:table-cell office:value-type="time" office:time-value="PT1H20M20S" table:style-name="ce7">
            <text:p>01:20:20</text:p>
          </table:table-cell>
          <table:table-cell office:value-type="float" office:value="62.999999999999659" table:formula="of:=IF([.N25]=&quot;&quot;;&quot;&quot;;[.N25]*86400)" table:style-name="ce8">
            <text:p>63</text:p>
          </table:table-cell>
          <table:table-cell office:value-type="float" office:value="1.0499999999999943" table:formula="of:=IF([.P25]=&quot;&quot;;&quot;&quot;;[.P25]/60)" table:style-name="ce5">
            <text:p>1,05</text:p>
          </table:table-cell>
          <table:table-cell office:value-type="string" table:style-name="ce1">
            <text:p>dwa pomarańczowe na wjazdowym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2.13" table:formula="of:=AVERAGE([.D26:.G26])" table:style-name="ce4">
            <text:p>2,13</text:p>
          </table:table-cell>
          <table:table-cell office:value-type="float" office:value="2" table:formula="of:=AVERAGE([.H26:.K26])" table:style-name="ce5">
            <text:p>2,00</text:p>
          </table:table-cell>
          <table:table-cell office:value-type="float" office:value="2.13" table:style-name="ce4">
            <text:p>2,13</text:p>
          </table:table-cell>
          <table:table-cell table:number-columns-repeated="3" table:style-name="ce4"/>
          <table:table-cell table:style-name="ce5"/>
          <table:table-cell office:value-type="float" office:value="2" table:style-name="ce5">
            <text:p>2,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8S" table:formula="of:=[.O26]-[.O25]" table:style-name="ce7">
            <text:p>00:02:08</text:p>
          </table:table-cell>
          <table:table-cell office:value-type="time" office:time-value="PT1H22M28S" table:style-name="ce7">
            <text:p>01:22:28</text:p>
          </table:table-cell>
          <table:table-cell office:value-type="float" office:value="128.00000000000043" table:formula="of:=IF([.N26]=&quot;&quot;;&quot;&quot;;[.N26]*86400)" table:style-name="ce8">
            <text:p>128</text:p>
          </table:table-cell>
          <table:table-cell office:value-type="float" office:value="2.1333333333333404" table:formula="of:=IF([.P26]=&quot;&quot;;&quot;&quot;;[.P26]/60)" table:style-name="ce5">
            <text:p>2,13</text:p>
          </table:table-cell>
          <table:table-cell office:value-type="string" table:style-name="ce1">
            <text:p>tu wielka nieiadoma, myślę, że 25<text:s/></text:p>
          </table:table-cell>
          <table:table-cell table:number-columns-repeated="3" table:style-name="ce1"/>
          <table:table-cell office:value-type="string" table:style-name="ce1">
            <text:p>wjazd TLK Artus na peron 3, ucięty czas zatrzymania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"GLC-Szo", "Sem(odstep)", 1, "1", "(1)"</text:p>
          </table:table-cell>
          <table:table-cell office:value-type="float" office:value="1.25" table:formula="of:=AVERAGE([.D27:.G27])" table:style-name="ce4">
            <text:p>1,25</text:p>
          </table:table-cell>
          <table:table-cell office:value-type="float" office:value="0" table:formula="of:=AVERAGE([.H27:.K27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5S" table:formula="of:=[.O27]-[.O26]" table:style-name="ce7">
            <text:p>00:01:15</text:p>
          </table:table-cell>
          <table:table-cell office:value-type="time" office:time-value="PT1H23M43S" table:style-name="ce7">
            <text:p>01:23:43</text:p>
          </table:table-cell>
          <table:table-cell office:value-type="float" office:value="75.000000000000327" table:formula="of:=IF([.N27]=&quot;&quot;;&quot;&quot;;[.N27]*86400)" table:style-name="ce8">
            <text:p>75</text:p>
          </table:table-cell>
          <table:table-cell office:value-type="float" office:value="1.2500000000000056" table:formula="of:=IF([.P27]=&quot;&quot;;&quot;&quot;;[.P27]/60)" table:style-name="ce5">
            <text:p>1,25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8136574074074077E-2" table:formula="of:=[.O28]-[.O27]" table:style-name="ce7">
            <text:p>#######</text:p>
          </table:table-cell>
          <table:table-cell table:style-name="ce7"/>
          <table:table-cell office:value-type="float" office:value="-5023" table:formula="of:=IF([.N28]=&quot;&quot;;&quot;&quot;;[.N28]*86400)" table:style-name="ce8">
            <text:p>-5023</text:p>
          </table:table-cell>
          <table:table-cell office:value-type="float" office:value="-83.716666666666669" table:formula="of:=IF([.P28]=&quot;&quot;;&quot;&quot;;[.P28]/60)" table:style-name="ce5">
            <text:p>-83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7">
            <text:p>00:00:00</text:p>
          </table:table-cell>
          <table:table-cell table:style-name="ce7"/>
          <table:table-cell office:value-type="float" office:value="0" table:formula="of:=IF([.N29]=&quot;&quot;;&quot;&quot;;[.N29]*86400)" table:style-name="ce8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SG-KZ", "SBL", 1, "1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7">
            <text:p>00:00:00</text:p>
          </table:table-cell>
          <table:table-cell table:style-name="ce7"/>
          <table:table-cell office:value-type="float" office:value="0" table:formula="of:=IF([.N30]=&quot;&quot;;&quot;&quot;;[.N30]*86400)" table:style-name="ce8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27" table:formula="of:=AVERAGE([.D31:.G31])" table:style-name="ce4">
            <text:p>0,77</text:p>
          </table:table-cell>
          <table:table-cell office:value-type="float" office:value="1.8666666666666678" table:formula="of:=AVERAGE([.H31:.K31])" table:style-name="ce5">
            <text:p>1,87</text:p>
          </table:table-cell>
          <table:table-cell office:value-type="float" office:value="0.7666666666666732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678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7">
            <text:p>00:00:00</text:p>
          </table:table-cell>
          <table:table-cell table:style-name="ce7"/>
          <table:table-cell office:value-type="float" office:value="0" table:formula="of:=IF([.N31]=&quot;&quot;;&quot;&quot;;[.N31]*86400)" table:style-name="ce8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4999999999999949" table:formula="of:=AVERAGE([.D32:.G32])" table:style-name="ce4">
            <text:p>1,50</text:p>
          </table:table-cell>
          <table:table-cell office:value-type="float" office:value="1.2500000000000004" table:formula="of:=AVERAGE([.H32:.K32])" table:style-name="ce5">
            <text:p>1,25</text:p>
          </table:table-cell>
          <table:table-cell office:value-type="float" office:value="1.4999999999999949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00000000000004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7">
            <text:p>00:00:00</text:p>
          </table:table-cell>
          <table:table-cell table:style-name="ce7"/>
          <table:table-cell office:value-type="float" office:value="0" table:formula="of:=IF([.N32]=&quot;&quot;;&quot;&quot;;[.N32]*86400)" table:style-name="ce8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637" table:formula="of:=AVERAGE([.D33:.G33])" table:style-name="ce4">
            <text:p>1,22</text:p>
          </table:table-cell>
          <table:table-cell office:value-type="float" office:value="0.78333333333333421" table:formula="of:=AVERAGE([.H33:.K33])" table:style-name="ce5">
            <text:p>0,78</text:p>
          </table:table-cell>
          <table:table-cell office:value-type="float" office:value="1.2166666666666637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421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7">
            <text:p>00:00:00</text:p>
          </table:table-cell>
          <table:table-cell table:style-name="ce7"/>
          <table:table-cell office:value-type="float" office:value="0" table:formula="of:=IF([.N33]=&quot;&quot;;&quot;&quot;;[.N33]*86400)" table:style-name="ce8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32" table:formula="of:=AVERAGE([.H34:.K34])" table:style-name="ce5">
            <text:p>1,92</text:p>
          </table:table-cell>
          <table:table-cell office:value-type="float" office:value="1.97" table:style-name="ce10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7">
            <text:p>00:00:00</text:p>
          </table:table-cell>
          <table:table-cell table:style-name="ce7"/>
          <table:table-cell office:value-type="float" office:value="0" table:formula="of:=IF([.N34]=&quot;&quot;;&quot;&quot;;[.N34]*86400)" table:style-name="ce8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7">
            <text:p>00:00:00</text:p>
          </table:table-cell>
          <table:table-cell table:style-name="ce7"/>
          <table:table-cell office:value-type="float" office:value="0" table:formula="of:=IF([.N35]=&quot;&quot;;&quot;&quot;;[.N35]*86400)" table:style-name="ce8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374" table:formula="of:=AVERAGE([.D36:.G36])" table:style-name="ce4">
            <text:p>0,92</text:p>
          </table:table-cell>
          <table:table-cell office:value-type="float" office:value="0.79999999999999949" table:formula="of:=AVERAGE([.H36:.K36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0166666666666664" table:style-name="ce4">
            <text:p>1,02</text:p>
          </table:table-cell>
          <table:table-cell table:number-columns-repeated="2" table:style-name="ce4"/>
          <table:table-cell office:value-type="float" office:value="0.79999999999999949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7">
            <text:p>00:00:00</text:p>
          </table:table-cell>
          <table:table-cell table:style-name="ce7"/>
          <table:table-cell office:value-type="float" office:value="0" table:formula="of:=IF([.N36]=&quot;&quot;;&quot;&quot;;[.N36]*86400)" table:style-name="ce8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8" table:formula="of:=AVERAGE([.D37:.G37])" table:style-name="ce4">
            <text:p>1,73</text:p>
          </table:table-cell>
          <table:table-cell office:value-type="float" office:value="2.3833333333333337" table:formula="of:=AVERAGE([.H37:.K37])" table:style-name="ce5">
            <text:p>2,38</text:p>
          </table:table-cell>
          <table:table-cell office:value-type="float" office:value="2.1666666666666523" table:style-name="ce4">
            <text:p>2,17</text:p>
          </table:table-cell>
          <table:table-cell office:value-type="float" office:value="1.2999999999999996" table:style-name="ce4">
            <text:p>1,30</text:p>
          </table:table-cell>
          <table:table-cell table:number-columns-repeated="2" table:style-name="ce4"/>
          <table:table-cell office:value-type="float" office:value="2.3833333333333337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7">
            <text:p>00:00:00</text:p>
          </table:table-cell>
          <table:table-cell table:style-name="ce7"/>
          <table:table-cell office:value-type="float" office:value="0" table:formula="of:=IF([.N37]=&quot;&quot;;&quot;&quot;;[.N37]*86400)" table:style-name="ce8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6" table:formula="of:=AVERAGE([.D38:.G38])" table:style-name="ce4">
            <text:p>1,01</text:p>
          </table:table-cell>
          <table:table-cell office:value-type="float" office:value="0.79999999999999893" table:formula="of:=AVERAGE([.H38:.K38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2000000000000002" table:style-name="ce4">
            <text:p>1,20</text:p>
          </table:table-cell>
          <table:table-cell table:number-columns-repeated="2" table:style-name="ce4"/>
          <table:table-cell office:value-type="float" office:value="0.79999999999999893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7">
            <text:p>00:00:00</text:p>
          </table:table-cell>
          <table:table-cell table:style-name="ce7"/>
          <table:table-cell office:value-type="float" office:value="0" table:formula="of:=IF([.N38]=&quot;&quot;;&quot;&quot;;[.N38]*86400)" table:style-name="ce8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18" table:formula="of:=AVERAGE([.D39:.G39])" table:style-name="ce4">
            <text:p>1,11</text:p>
          </table:table-cell>
          <table:table-cell office:value-type="float" office:value="3.8833333333333342" table:formula="of:=AVERAGE([.H39:.K39])" table:style-name="ce5">
            <text:p>3,88</text:p>
          </table:table-cell>
          <table:table-cell office:value-type="float" office:value="1.0000000000000164" table:style-name="ce4">
            <text:p>1,00</text:p>
          </table:table-cell>
          <table:table-cell office:value-type="float" office:value="1.216666666666667" table:style-name="ce4">
            <text:p>1,22</text:p>
          </table:table-cell>
          <table:table-cell table:number-columns-repeated="2" table:style-name="ce4"/>
          <table:table-cell office:value-type="float" office:value="3.883333333333334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7M44S" table:formula="of:=[.O39]-[.O38]" table:style-name="ce7">
            <text:p>00:07:44</text:p>
          </table:table-cell>
          <table:table-cell office:value-type="time" office:time-value="PT0H7M44S" table:style-name="ce7">
            <text:p>00:07:44</text:p>
          </table:table-cell>
          <table:table-cell office:value-type="float" office:value="463.99999999999994" table:formula="of:=IF([.N39]=&quot;&quot;;&quot;&quot;;[.N39]*86400)" table:style-name="ce8">
            <text:p>464</text:p>
          </table:table-cell>
          <table:table-cell office:value-type="float" office:value="7.7333333333333325" table:formula="of:=IF([.P39]=&quot;&quot;;&quot;&quot;;[.P39]/60)" table:style-name="ce5">
            <text:p>7,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2.82" table:formula="of:=AVERAGE([.D40:.G40])" table:style-name="ce4">
            <text:p>2,82</text:p>
          </table:table-cell>
          <table:table-cell office:value-type="float" office:value="3.47" table:formula="of:=AVERAGE([.I40:.K40])" table:style-name="ce5">
            <text:p>3,47</text:p>
          </table:table-cell>
          <table:table-cell office:value-type="float" office:value="2.82" table:style-name="ce4">
            <text:p>2,82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.47" table:style-name="ce5">
            <text:p>3,47</text:p>
          </table:table-cell>
          <table:table-cell table:style-name="ce5"/>
          <table:table-cell table:number-columns-repeated="2" table:style-name="ce1"/>
          <table:table-cell office:value-type="time" office:time-value="PT0H2M49S" table:formula="of:=[.O40]-[.O39]" table:style-name="ce7">
            <text:p>00:02:49</text:p>
          </table:table-cell>
          <table:table-cell office:value-type="time" office:time-value="PT0H10M33S" table:style-name="ce7">
            <text:p>00:10:33</text:p>
          </table:table-cell>
          <table:table-cell office:value-type="float" office:value="169.00000000000006" table:formula="of:=IF([.N40]=&quot;&quot;;&quot;&quot;;[.N40]*86400)" table:style-name="ce8">
            <text:p>169</text:p>
          </table:table-cell>
          <table:table-cell office:value-type="float" office:value="2.8166666666666678" table:formula="of:=IF([.P40]=&quot;&quot;;&quot;&quot;;[.P40]/60)" table:style-name="ce5">
            <text:p>2,82</text:p>
          </table:table-cell>
          <table:table-cell office:value-type="string" table:style-name="ce1">
            <text:p>35 sekund postoju odjąć</text:p>
          </table:table-cell>
          <table:table-cell table:number-columns-repeated="2" table:style-name="ce1"/>
          <table:table-cell office:value-type="string" table:style-name="ce12">
            <text:p>llk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1.55" table:formula="of:=AVERAGE([.D41:.G41])" table:style-name="ce4">
            <text:p>1,55</text:p>
          </table:table-cell>
          <table:table-cell office:value-type="float" office:value="1.52" table:formula="of:=AVERAGE([.I41:.K41])" table:style-name="ce5">
            <text:p>1,52</text:p>
          </table:table-cell>
          <table:table-cell office:value-type="float" office:value="1.55" table:style-name="ce4">
            <text:p>1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52" table:style-name="ce5">
            <text:p>1,52</text:p>
          </table:table-cell>
          <table:table-cell table:style-name="ce5"/>
          <table:table-cell table:number-columns-repeated="2" table:style-name="ce1"/>
          <table:table-cell office:value-type="time" office:time-value="PT0H1M33S" table:formula="of:=[.O41]-[.O40]" table:style-name="ce7">
            <text:p>00:01:33</text:p>
          </table:table-cell>
          <table:table-cell office:value-type="time" office:time-value="PT0H12M6S" table:style-name="ce7">
            <text:p>00:12:06</text:p>
          </table:table-cell>
          <table:table-cell office:value-type="float" office:value="93" table:formula="of:=IF([.N41]=&quot;&quot;;&quot;&quot;;[.N41]*86400)" table:style-name="ce8">
            <text:p>93</text:p>
          </table:table-cell>
          <table:table-cell office:value-type="float" office:value="1.55" table:formula="of:=IF([.P41]=&quot;&quot;;&quot;&quot;;[.P41]/60)" table:style-name="ce5">
            <text:p>1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1, "(1)"</text:p>
          </table:table-cell>
          <table:table-cell office:value-type="float" office:value="0.55000000000000004" table:formula="of:=AVERAGE([.D42:.G42])" table:style-name="ce4">
            <text:p>0,55</text:p>
          </table:table-cell>
          <table:table-cell office:value-type="float" office:value="1.62" table:formula="of:=AVERAGE([.I42:.K42])" table:style-name="ce5">
            <text:p>1,6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62" table:style-name="ce5">
            <text:p>1,62</text:p>
          </table:table-cell>
          <table:table-cell table:style-name="ce5"/>
          <table:table-cell table:number-columns-repeated="2" table:style-name="ce1"/>
          <table:table-cell office:value-type="time" office:time-value="PT0H0M33S" table:formula="of:=[.O42]-[.O41]" table:style-name="ce7">
            <text:p>00:00:33</text:p>
          </table:table-cell>
          <table:table-cell office:value-type="time" office:time-value="PT0H12M39S" table:style-name="ce7">
            <text:p>00:12:39</text:p>
          </table:table-cell>
          <table:table-cell office:value-type="float" office:value="33.000000000000064" table:formula="of:=IF([.N42]=&quot;&quot;;&quot;&quot;;[.N42]*86400)" table:style-name="ce8">
            <text:p>33</text:p>
          </table:table-cell>
          <table:table-cell office:value-type="float" office:value="0.55000000000000104" table:formula="of:=IF([.P42]=&quot;&quot;;&quot;&quot;;[.P42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1.43" table:formula="of:=AVERAGE([.D43:.G43])" table:style-name="ce4">
            <text:p>1,43</text:p>
          </table:table-cell>
          <table:table-cell office:value-type="float" office:value="1.88" table:formula="of:=AVERAGE([.I43:.K43])" table:style-name="ce5">
            <text:p>1,88</text:p>
          </table:table-cell>
          <table:table-cell office:value-type="float" office:value="1.43" table:style-name="ce4">
            <text:p>1,43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88" table:style-name="ce5">
            <text:p>1,88</text:p>
          </table:table-cell>
          <table:table-cell table:style-name="ce5"/>
          <table:table-cell table:number-columns-repeated="2" table:style-name="ce1"/>
          <table:table-cell office:value-type="time" office:time-value="PT0H1M26S" table:formula="of:=[.O43]-[.O42]" table:style-name="ce7">
            <text:p>00:01:26</text:p>
          </table:table-cell>
          <table:table-cell office:value-type="time" office:time-value="PT0H14M5S" table:style-name="ce7">
            <text:p>00:14:05</text:p>
          </table:table-cell>
          <table:table-cell office:value-type="float" office:value="85.999999999999858" table:formula="of:=IF([.N43]=&quot;&quot;;&quot;&quot;;[.N43]*86400)" table:style-name="ce8">
            <text:p>86</text:p>
          </table:table-cell>
          <table:table-cell office:value-type="float" office:value="1.4333333333333309" table:formula="of:=IF([.P43]=&quot;&quot;;&quot;&quot;;[.P43]/60)" table:style-name="ce5">
            <text:p>1,43</text:p>
          </table:table-cell>
          <table:table-cell office:value-type="string" table:style-name="ce1">
            <text:p><text:s/>30 sekund postoju; jazda na wprost (bez mijanki)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", "ST", 1, "(2)"</text:p>
          </table:table-cell>
          <table:table-cell office:value-type="float" office:value="2" table:formula="of:=AVERAGE([.D44:.G44])" table:style-name="ce4">
            <text:p>2,00</text:p>
          </table:table-cell>
          <table:table-cell office:value-type="float" office:value="1.97" table:formula="of:=AVERAGE([.I44:.K44])" table:style-name="ce5">
            <text:p>1,97</text:p>
          </table:table-cell>
          <table:table-cell office:value-type="float" office:value="2" table:style-name="ce4">
            <text:p>2,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97" table:style-name="ce5">
            <text:p>1,97</text:p>
          </table:table-cell>
          <table:table-cell table:style-name="ce5"/>
          <table:table-cell table:number-columns-repeated="2" table:style-name="ce1"/>
          <table:table-cell office:value-type="time" office:time-value="PT0H2M0S" table:formula="of:=[.O44]-[.O43]" table:style-name="ce7">
            <text:p>00:02:00</text:p>
          </table:table-cell>
          <table:table-cell office:value-type="time" office:time-value="PT0H16M5S" table:style-name="ce7">
            <text:p>00:16:05</text:p>
          </table:table-cell>
          <table:table-cell office:value-type="float" office:value="120.00000000000003" table:formula="of:=IF([.N44]=&quot;&quot;;&quot;&quot;;[.N44]*86400)" table:style-name="ce8">
            <text:p>120</text:p>
          </table:table-cell>
          <table:table-cell office:value-type="float" office:value="2.0000000000000004" table:formula="of:=IF([.P44]=&quot;&quot;;&quot;&quot;;[.P44]/60)" table:style-name="ce5">
            <text:p>2,00</text:p>
          </table:table-cell>
          <table:table-cell office:value-type="string" table:style-name="ce1">
            <text:p>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3.85" table:formula="of:=AVERAGE([.D45:.G45])" table:style-name="ce4">
            <text:p>3,85</text:p>
          </table:table-cell>
          <table:table-cell office:value-type="float" office:value="4.95" table:formula="of:=AVERAGE([.I45:.K45])" table:style-name="ce5">
            <text:p>4,95</text:p>
          </table:table-cell>
          <table:table-cell office:value-type="float" office:value="3.85" table:style-name="ce4">
            <text:p>3,8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4.95" table:style-name="ce5">
            <text:p>4,95</text:p>
          </table:table-cell>
          <table:table-cell table:style-name="ce5"/>
          <table:table-cell table:style-name="ce7"/>
          <table:table-cell table:style-name="ce1"/>
          <table:table-cell office:value-type="time" office:time-value="PT0H3M51S" table:formula="of:=[.O45]-[.O44]" table:style-name="ce7">
            <text:p>00:03:51</text:p>
          </table:table-cell>
          <table:table-cell office:value-type="time" office:time-value="PT0H19M56S" table:style-name="ce7">
            <text:p>00:19:56</text:p>
          </table:table-cell>
          <table:table-cell office:value-type="float" office:value="231.00000000000014" table:formula="of:=IF([.N45]=&quot;&quot;;&quot;&quot;;[.N45]*86400)" table:style-name="ce8">
            <text:p>231</text:p>
          </table:table-cell>
          <table:table-cell office:value-type="float" office:value="3.8500000000000023" table:formula="of:=IF([.P45]=&quot;&quot;;&quot;&quot;;[.P45]/60)" table:style-name="ce5">
            <text:p>3,85</text:p>
          </table:table-cell>
          <table:table-cell office:value-type="string" table:style-name="ce1">
            <text:p>Wjazd na peron 1 ,tor 2; 30 sekund postoj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1", "SBL+PO(Piotrowice)", 1, "1", "(6)"</text:p>
          </table:table-cell>
          <table:table-cell office:value-type="float" office:value="1.92" table:formula="of:=AVERAGE([.D46:.G46])" table:style-name="ce4">
            <text:p>1,92</text:p>
          </table:table-cell>
          <table:table-cell office:value-type="float" office:value="2.92" table:formula="of:=AVERAGE([.H46:.K46])" table:style-name="ce5">
            <text:p>2,92</text:p>
          </table:table-cell>
          <table:table-cell office:value-type="float" office:value="1.92" table:style-name="ce4">
            <text:p>1,92</text:p>
          </table:table-cell>
          <table:table-cell table:number-columns-repeated="3" table:style-name="ce4"/>
          <table:table-cell office:value-type="float" office:value="2.92" table:style-name="ce5">
            <text:p>2,92</text:p>
          </table:table-cell>
          <table:table-cell table:number-columns-repeated="3" table:style-name="ce5"/>
          <table:table-cell table:style-name="ce7"/>
          <table:table-cell table:style-name="ce1"/>
          <table:table-cell office:value-type="time" office:time-value="PT2H14M27S" table:formula="of:=[.O46]-[.O45]" table:style-name="ce7">
            <text:p>02:14:27</text:p>
          </table:table-cell>
          <table:table-cell office:value-type="time" office:time-value="PT2H34M23S" table:style-name="ce7">
            <text:p>02:34:23</text:p>
          </table:table-cell>
          <table:table-cell office:value-type="float" office:value="8067" table:formula="of:=IF([.N46]=&quot;&quot;;&quot;&quot;;[.N46]*86400)" table:style-name="ce8">
            <text:p>8067</text:p>
          </table:table-cell>
          <table:table-cell office:value-type="float" office:value="134.44999999999999" table:formula="of:=IF([.P46]=&quot;&quot;;&quot;&quot;;[.P46]/60)" table:style-name="ce5">
            <text:p>134,45</text:p>
          </table:table-cell>
          <table:table-cell office:value-type="string" table:style-name="ce1">
            <text:p>40 sekund postoju w Piotrowic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2", "SBL", 1, "2", "(6)"</text:p>
          </table:table-cell>
          <table:table-cell office:value-type="float" office:value="0.56999999999999995" table:formula="of:=AVERAGE([.D47:.G47])" table:style-name="ce4">
            <text:p>0,57</text:p>
          </table:table-cell>
          <table:table-cell office:value-type="float" office:value="0.64" table:formula="of:=AVERAGE([.H47:.K47])" table:style-name="ce5">
            <text:p>0,64</text:p>
          </table:table-cell>
          <table:table-cell office:value-type="float" office:value="0.56999999999999995" table:style-name="ce4">
            <text:p>0,57</text:p>
          </table:table-cell>
          <table:table-cell table:number-columns-repeated="3" table:style-name="ce4"/>
          <table:table-cell office:value-type="float" office:value="0.64" table:style-name="ce5">
            <text:p>0,64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4S" table:formula="of:=[.O47]-[.O46]" table:style-name="ce7">
            <text:p>00:00:34</text:p>
          </table:table-cell>
          <table:table-cell office:value-type="time" office:time-value="PT2H34M57S" table:style-name="ce7">
            <text:p>02:34:57</text:p>
          </table:table-cell>
          <table:table-cell office:value-type="float" office:value="34.000000000000917" table:formula="of:=IF([.N47]=&quot;&quot;;&quot;&quot;;[.N47]*86400)" table:style-name="ce8">
            <text:p>34</text:p>
          </table:table-cell>
          <table:table-cell office:value-type="float" office:value="0.56666666666668197" table:formula="of:=IF([.P47]=&quot;&quot;;&quot;&quot;;[.P47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3", "SBL", 1, "3", "(6)"</text:p>
          </table:table-cell>
          <table:table-cell office:value-type="float" office:value="0.5" table:formula="of:=AVERAGE([.D48:.G48])" table:style-name="ce4">
            <text:p>0,50</text:p>
          </table:table-cell>
          <table:table-cell office:value-type="float" office:value="0.52" table:formula="of:=AVERAGE([.H48:.K48])" table:style-name="ce5">
            <text:p>0,52</text:p>
          </table:table-cell>
          <table:table-cell office:value-type="float" office:value="0.5" table:style-name="ce4">
            <text:p>0,50</text:p>
          </table:table-cell>
          <table:table-cell table:number-columns-repeated="3" table:style-name="ce4"/>
          <table:table-cell office:value-type="float" office:value="0.52" table:style-name="ce5">
            <text:p>0,5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0S" table:formula="of:=[.O48]-[.O47]" table:style-name="ce7">
            <text:p>00:00:30</text:p>
          </table:table-cell>
          <table:table-cell office:value-type="time" office:time-value="PT2H35M27S" table:style-name="ce7">
            <text:p>02:35:27</text:p>
          </table:table-cell>
          <table:table-cell office:value-type="float" office:value="29.999999999998693" table:formula="of:=IF([.N48]=&quot;&quot;;&quot;&quot;;[.N48]*86400)" table:style-name="ce8">
            <text:p>30</text:p>
          </table:table-cell>
          <table:table-cell office:value-type="float" office:value="0.49999999999997818" table:formula="of:=IF([.P48]=&quot;&quot;;&quot;&quot;;[.P48]/60)" table:style-name="ce5">
            <text:p>0,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4", "SBL+PO(Podlesie)", 1, "4", "(6)"</text:p>
          </table:table-cell>
          <table:table-cell office:value-type="float" office:value="0.55000000000000004" table:formula="of:=AVERAGE([.D49:.G49])" table:style-name="ce4">
            <text:p>0,55</text:p>
          </table:table-cell>
          <table:table-cell office:value-type="float" office:value="1.18" table:formula="of:=AVERAGE([.H49:.K49])" table:style-name="ce5">
            <text:p>1,18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1.18" table:style-name="ce5">
            <text:p>1,1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49]-[.O48]" table:style-name="ce7">
            <text:p>00:00:33</text:p>
          </table:table-cell>
          <table:table-cell office:value-type="time" office:time-value="PT2H36M0S" table:style-name="ce7">
            <text:p>02:36:00</text:p>
          </table:table-cell>
          <table:table-cell office:value-type="float" office:value="33.000000000001563" table:formula="of:=IF([.N49]=&quot;&quot;;&quot;&quot;;[.N49]*86400)" table:style-name="ce8">
            <text:p>33</text:p>
          </table:table-cell>
          <table:table-cell office:value-type="float" office:value="0.55000000000002602" table:formula="of:=IF([.P49]=&quot;&quot;;&quot;&quot;;[.P49]/60)" table:style-name="ce5">
            <text:p>0,55</text:p>
          </table:table-cell>
          <table:table-cell office:value-type="string" table:style-name="ce1">
            <text:p>30 sekund postoju w Podlesi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5", "SBL", 1, "5", "(6)"</text:p>
          </table:table-cell>
          <table:table-cell office:value-type="float" office:value="0.48" table:formula="of:=AVERAGE([.D50:.G50])" table:style-name="ce4">
            <text:p>0,48</text:p>
          </table:table-cell>
          <table:table-cell office:value-type="float" office:value="0.72" table:formula="of:=AVERAGE([.H50:.K50])" table:style-name="ce5">
            <text:p>0,72</text:p>
          </table:table-cell>
          <table:table-cell office:value-type="float" office:value="0.48" table:style-name="ce4">
            <text:p>0,48</text:p>
          </table:table-cell>
          <table:table-cell table:number-columns-repeated="3" table:style-name="ce4"/>
          <table:table-cell office:value-type="float" office:value="0.72" table:style-name="ce5">
            <text:p>0,7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29S" table:formula="of:=[.O50]-[.O49]" table:style-name="ce7">
            <text:p>00:00:29</text:p>
          </table:table-cell>
          <table:table-cell office:value-type="time" office:time-value="PT2H36M29S" table:style-name="ce7">
            <text:p>02:36:29</text:p>
          </table:table-cell>
          <table:table-cell office:value-type="float" office:value="29.000000000000536" table:formula="of:=IF([.N50]=&quot;&quot;;&quot;&quot;;[.N50]*86400)" table:style-name="ce8">
            <text:p>29</text:p>
          </table:table-cell>
          <table:table-cell office:value-type="float" office:value="0.48333333333334227" table:formula="of:=IF([.P50]=&quot;&quot;;&quot;&quot;;[.P50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6", "SBL+Sem(PODG)", 1, "6", "(6)"</text:p>
          </table:table-cell>
          <table:table-cell office:value-type="float" office:value="0.52" table:formula="of:=AVERAGE([.D51:.G51])" table:style-name="ce4">
            <text:p>0,52</text:p>
          </table:table-cell>
          <table:table-cell office:value-type="float" office:value="0.55000000000000004" table:formula="of:=AVERAGE([.H51:.K51])" table:style-name="ce5">
            <text:p>0,55</text:p>
          </table:table-cell>
          <table:table-cell office:value-type="float" office:value="0.52" table:style-name="ce4">
            <text:p>0,52</text:p>
          </table:table-cell>
          <table:table-cell table:number-columns-repeated="3" table:style-name="ce4"/>
          <table:table-cell office:value-type="float" office:value="0.55000000000000004" table:style-name="ce5">
            <text:p>0,5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1S" table:formula="of:=[.O51]-[.O50]" table:style-name="ce7">
            <text:p>00:00:31</text:p>
          </table:table-cell>
          <table:table-cell office:value-type="time" office:time-value="PT2H37M0S" table:style-name="ce7">
            <text:p>02:37:00</text:p>
          </table:table-cell>
          <table:table-cell office:value-type="float" office:value="30.99999999999925" table:formula="of:=IF([.N51]=&quot;&quot;;&quot;&quot;;[.N51]*86400)" table:style-name="ce8">
            <text:p>31</text:p>
          </table:table-cell>
          <table:table-cell office:value-type="float" office:value="0.51666666666665417" table:formula="of:=IF([.P51]=&quot;&quot;;&quot;&quot;;[.P51]/60)" table:style-name="ce5">
            <text:p>0,5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1, "(N/A)"</text:p>
          </table:table-cell>
          <table:table-cell office:value-type="float" office:value="0.85" table:formula="of:=AVERAGE([.D52:.G52])" table:style-name="ce4">
            <text:p>0,85</text:p>
          </table:table-cell>
          <table:table-cell office:value-type="float" office:value="0.6" table:formula="of:=AVERAGE([.H52:.K52])" table:style-name="ce5">
            <text:p>0,60</text:p>
          </table:table-cell>
          <table:table-cell office:value-type="float" office:value="0.85" table:style-name="ce4">
            <text:p>0,85</text:p>
          </table:table-cell>
          <table:table-cell table:number-columns-repeated="3" table:style-name="ce4"/>
          <table:table-cell office:value-type="float" office:value="0.6" table:style-name="ce5">
            <text:p>0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52]-[.O51]" table:style-name="ce7">
            <text:p>00:00:51</text:p>
          </table:table-cell>
          <table:table-cell office:value-type="time" office:time-value="PT2H37M51S" table:style-name="ce7">
            <text:p>02:37:51</text:p>
          </table:table-cell>
          <table:table-cell office:value-type="float" office:value="50.999999999999581" table:formula="of:=IF([.N52]=&quot;&quot;;&quot;&quot;;[.N52]*86400)" table:style-name="ce8">
            <text:p>51</text:p>
          </table:table-cell>
          <table:table-cell office:value-type="float" office:value="0.84999999999999298" table:formula="of:=IF([.P52]=&quot;&quot;;&quot;&quot;;[.P52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Ty", "Sem(odstep)+Sem(ST)", 1, "1", "(1)"</text:p>
          </table:table-cell>
          <table:table-cell office:value-type="float" office:value="0.57999999999999996" table:formula="of:=AVERAGE([.D53:.G53])" table:style-name="ce4">
            <text:p>0,58</text:p>
          </table:table-cell>
          <table:table-cell office:value-type="float" office:value="1" table:formula="of:=AVERAGE([.H53:.K53])" table:style-name="ce5">
            <text:p>1,00</text:p>
          </table:table-cell>
          <table:table-cell office:value-type="float" office:value="0.57999999999999996" table:style-name="ce4">
            <text:p>0,58</text:p>
          </table:table-cell>
          <table:table-cell table:number-columns-repeated="3" table:style-name="ce4"/>
          <table:table-cell office:value-type="float" office:value="1" table:style-name="ce5">
            <text:p>1,0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5S" table:formula="of:=[.O53]-[.O52]" table:style-name="ce7">
            <text:p>00:00:35</text:p>
          </table:table-cell>
          <table:table-cell office:value-type="time" office:time-value="PT2H38M26S" table:style-name="ce7">
            <text:p>02:38:26</text:p>
          </table:table-cell>
          <table:table-cell office:value-type="float" office:value="35.000000000000277" table:formula="of:=IF([.N53]=&quot;&quot;;&quot;&quot;;[.N53]*86400)" table:style-name="ce8">
            <text:p>35</text:p>
          </table:table-cell>
          <table:table-cell office:value-type="float" office:value="0.58333333333333792" table:formula="of:=IF([.P53]=&quot;&quot;;&quot;&quot;;[.P53]/60)" table:style-name="ce5">
            <text:p>0,58</text:p>
          </table:table-cell>
          <table:table-cell office:value-type="string" table:style-name="ce1">
            <text:p>czerwone światło - wjazd pociągu z peronu 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Ty", "ST", 101, "(N/A)"</text:p>
          </table:table-cell>
          <table:table-cell office:value-type="float" office:value="0.55000000000000004" table:formula="of:=AVERAGE([.D54:.G54])" table:style-name="ce4">
            <text:p>0,55</text:p>
          </table:table-cell>
          <table:table-cell office:value-type="float" office:value="0.92" table:formula="of:=AVERAGE([.H54:.K54])" table:style-name="ce5">
            <text:p>0,9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0.92" table:style-name="ce5">
            <text:p>0,9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54]-[.O53]" table:style-name="ce7">
            <text:p>00:00:33</text:p>
          </table:table-cell>
          <table:table-cell office:value-type="time" office:time-value="PT2H38M59S" table:style-name="ce7">
            <text:p>02:38:59</text:p>
          </table:table-cell>
          <table:table-cell office:value-type="float" office:value="33.000000000000362" table:formula="of:=IF([.N54]=&quot;&quot;;&quot;&quot;;[.N54]*86400)" table:style-name="ce8">
            <text:p>33</text:p>
          </table:table-cell>
          <table:table-cell office:value-type="float" office:value="0.55000000000000604" table:formula="of:=IF([.P54]=&quot;&quot;;&quot;&quot;;[.P54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, "(2)"</text:p>
          </table:table-cell>
          <table:table-cell office:value-type="float" office:value="1.3" table:formula="of:=AVERAGE([.D55:.G55])" table:style-name="ce4">
            <text:p>1,30</text:p>
          </table:table-cell>
          <table:table-cell office:value-type="float" office:value="1.05" table:formula="of:=AVERAGE([.H55:.K55])" table:style-name="ce5">
            <text:p>1,05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office:value-type="float" office:value="1.05" table:style-name="ce5">
            <text:p>1,0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18S" table:formula="of:=[.O55]-[.O54]" table:style-name="ce7">
            <text:p>00:01:18</text:p>
          </table:table-cell>
          <table:table-cell office:value-type="time" office:time-value="PT2H40M17S" table:style-name="ce7">
            <text:p>02:40:17</text:p>
          </table:table-cell>
          <table:table-cell office:value-type="float" office:value="77.999999999999005" table:formula="of:=IF([.N55]=&quot;&quot;;&quot;&quot;;[.N55]*86400)" table:style-name="ce8">
            <text:p>78</text:p>
          </table:table-cell>
          <table:table-cell office:value-type="float" office:value="1.2999999999999834" table:formula="of:=IF([.P55]=&quot;&quot;;&quot;&quot;;[.P55]/60)" table:style-name="ce5">
            <text:p>1,30</text:p>
          </table:table-cell>
          <table:table-cell office:value-type="string" table:style-name="ce1">
            <text:p>30 sekund postoju w Tych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Kob-1", "SBL", 1, "1", "(6)"</text:p>
          </table:table-cell>
          <table:table-cell office:value-type="float" office:value="1.35" table:formula="of:=AVERAGE([.D56:.G56])" table:style-name="ce4">
            <text:p>1,35</text:p>
          </table:table-cell>
          <table:table-cell office:value-type="float" office:value="1.27" table:formula="of:=AVERAGE([.H56:.K56])" table:style-name="ce5">
            <text:p>1,27</text:p>
          </table:table-cell>
          <table:table-cell office:value-type="float" office:value="1.35" table:style-name="ce4">
            <text:p>1,35</text:p>
          </table:table-cell>
          <table:table-cell table:number-columns-repeated="3" table:style-name="ce4"/>
          <table:table-cell office:value-type="float" office:value="1.27" table:style-name="ce5">
            <text:p>1,27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9.3668981481481478E-2" table:formula="of:=[.O56]-[.O55]" table:style-name="ce7">
            <text:p>#######</text:p>
          </table:table-cell>
          <table:table-cell office:value-type="time" office:time-value="PT0H25M24S" table:style-name="ce7">
            <text:p>00:25:24</text:p>
          </table:table-cell>
          <table:table-cell office:value-type="float" office:value="-8093" table:formula="of:=IF([.N56]=&quot;&quot;;&quot;&quot;;[.N56]*86400)" table:style-name="ce8">
            <text:p>-8093</text:p>
          </table:table-cell>
          <table:table-cell office:value-type="float" office:value="-134.88333333333333" table:formula="of:=IF([.P56]=&quot;&quot;;&quot;&quot;;[.P56]/60)" table:style-name="ce5">
            <text:p>-134,88</text:p>
          </table:table-cell>
          <table:table-cell table:number-columns-repeated="3" table:style-name="ce1"/>
          <table:table-cell office:value-type="string" table:style-name="ce12">
            <text:p>Podwójny blok stacyjny na wyjeździe z Tychów - podział Stacji?</text:p>
          </table:table-cell>
          <table:table-cell table:number-columns-repeated="16363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9.8699999999999992" table:formula="of:=AVERAGE([.H57:.K57])" table:style-name="ce5">
            <text:p>9,87</text:p>
          </table:table-cell>
          <table:table-cell table:number-columns-repeated="4" table:style-name="ce4"/>
          <table:table-cell table:style-name="ce5"/>
          <table:table-cell office:value-type="float" office:value="9.8699999999999992" table:style-name="ce5">
            <text:p>9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47S" table:formula="of:=[.O57]-[.O56]" table:style-name="ce7">
            <text:p>00:02:47</text:p>
          </table:table-cell>
          <table:table-cell office:value-type="time" office:time-value="PT0H28M11S" table:style-name="ce7">
            <text:p>00:28:11</text:p>
          </table:table-cell>
          <table:table-cell office:value-type="float" office:value="167.00000000000023" table:formula="of:=IF([.N57]=&quot;&quot;;&quot;&quot;;[.N57]*86400)" table:style-name="ce8">
            <text:p>167</text:p>
          </table:table-cell>
          <table:table-cell office:value-type="float" office:value="2.7833333333333372" table:formula="of:=IF([.P57]=&quot;&quot;;&quot;&quot;;[.P57]/60)" table:style-name="ce5">
            <text:p>2,78</text:p>
          </table:table-cell>
          <table:table-cell office:value-type="string" table:style-name="ce1">
            <text:p>Czy to nie jest towarowy?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2.38" table:formula="of:=AVERAGE([.H58:.K58])" table:style-name="ce5">
            <text:p>2,3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2.38" table:style-name="ce5">
            <text:p>2,38</text:p>
          </table:table-cell>
          <table:table-cell table:style-name="ce5"/>
          <table:table-cell table:number-columns-repeated="2" table:style-name="ce1"/>
          <table:table-cell office:value-type="float" office:value="-1.9571759259259261E-2" table:formula="of:=[.O58]-[.O57]" table:style-name="ce7">
            <text:p>#######</text:p>
          </table:table-cell>
          <table:table-cell table:style-name="ce7"/>
          <table:table-cell office:value-type="float" office:value="-1691.0000000000002" table:formula="of:=IF([.N58]=&quot;&quot;;&quot;&quot;;[.N58]*86400)" table:style-name="ce8">
            <text:p>-1691</text:p>
          </table:table-cell>
          <table:table-cell office:value-type="float" office:value="-28.183333333333337" table:formula="of:=IF([.P58]=&quot;&quot;;&quot;&quot;;[.P58]/60)" table:style-name="ce5">
            <text:p>-28,1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7">
            <text:p>00:00:00</text:p>
          </table:table-cell>
          <table:table-cell table:style-name="ce7"/>
          <table:table-cell office:value-type="float" office:value="0" table:formula="of:=IF([.N59]=&quot;&quot;;&quot;&quot;;[.N59]*86400)" table:style-name="ce8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7">
            <text:p>00:00:00</text:p>
          </table:table-cell>
          <table:table-cell table:style-name="ce7"/>
          <table:table-cell office:value-type="float" office:value="0" table:formula="of:=IF([.N60]=&quot;&quot;;&quot;&quot;;[.N60]*86400)" table:style-name="ce8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9S" table:formula="of:=[.O61]-[.O60]" table:style-name="ce7">
            <text:p>00:00:29</text:p>
          </table:table-cell>
          <table:table-cell office:value-type="time" office:time-value="PT0H0M29S" table:style-name="ce7">
            <text:p>00:00:29</text:p>
          </table:table-cell>
          <table:table-cell office:value-type="float" office:value="28.999999999999996" table:formula="of:=IF([.N61]=&quot;&quot;;&quot;&quot;;[.N61]*86400)" table:style-name="ce8">
            <text:p>29</text:p>
          </table:table-cell>
          <table:table-cell office:value-type="float" office:value="0.48333333333333328" table:formula="of:=IF([.P61]=&quot;&quot;;&quot;&quot;;[.P61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2M51S" table:formula="of:=[.O62]-[.O61]" table:style-name="ce7">
            <text:p>00:02:51</text:p>
          </table:table-cell>
          <table:table-cell office:value-type="time" office:time-value="PT0H3M20S" table:style-name="ce7">
            <text:p>00:03:20</text:p>
          </table:table-cell>
          <table:table-cell office:value-type="float" office:value="171.00000000000003" table:formula="of:=IF([.N62]=&quot;&quot;;&quot;&quot;;[.N62]*86400)" table:style-name="ce8">
            <text:p>171</text:p>
          </table:table-cell>
          <table:table-cell office:value-type="float" office:value="2.8500000000000005" table:formula="of:=IF([.P62]=&quot;&quot;;&quot;&quot;;[.P62]/60)" table:style-name="ce5">
            <text:p>2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office:value-type="string" table:style-name="ce4">
            <text:p>l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float" office:value="-2.3148148148148151E-3" table:formula="of:=[.O63]-[.O62]" table:style-name="ce7">
            <text:p>#######</text:p>
          </table:table-cell>
          <table:table-cell table:style-name="ce7"/>
          <table:table-cell office:value-type="float" office:value="-200.00000000000003" table:formula="of:=IF([.N63]=&quot;&quot;;&quot;&quot;;[.N63]*86400)" table:style-name="ce8">
            <text:p>-200</text:p>
          </table:table-cell>
          <table:table-cell office:value-type="float" office:value="-3.3333333333333339" table:formula="of:=IF([.P63]=&quot;&quot;;&quot;&quot;;[.P63]/60)" table:style-name="ce5">
            <text:p>-3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7">
            <text:p>00:00:00</text:p>
          </table:table-cell>
          <table:table-cell table:style-name="ce7"/>
          <table:table-cell office:value-type="float" office:value="0" table:formula="of:=IF([.N64]=&quot;&quot;;&quot;&quot;;[.N64]*86400)" table:style-name="ce8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7">
            <text:p>00:00:00</text:p>
          </table:table-cell>
          <table:table-cell table:style-name="ce7"/>
          <table:table-cell office:value-type="float" office:value="0" table:formula="of:=IF([.N65]=&quot;&quot;;&quot;&quot;;[.N65]*86400)" table:style-name="ce8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7">
            <text:p>00:00:00</text:p>
          </table:table-cell>
          <table:table-cell table:style-name="ce7"/>
          <table:table-cell office:value-type="float" office:value="0" table:formula="of:=IF([.N66]=&quot;&quot;;&quot;&quot;;[.N66]*86400)" table:style-name="ce8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iwice - Batory Gliwice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48M53S" table:formula="of:=[.O67]-[.O66]" table:style-name="ce7">
            <text:p>00:48:53</text:p>
          </table:table-cell>
          <table:table-cell office:value-type="time" office:time-value="PT0H48M53S" table:style-name="ce7">
            <text:p>00:48:53</text:p>
          </table:table-cell>
          <table:table-cell office:value-type="float" office:value="2933" table:formula="of:=IF([.N67]=&quot;&quot;;&quot;&quot;;[.N67]*86400)" table:style-name="ce8">
            <text:p>2933</text:p>
          </table:table-cell>
          <table:table-cell office:value-type="float" office:value="48.883333333333333" table:formula="of:=IF([.P67]=&quot;&quot;;&quot;&quot;;[.P67]/60)" table:style-name="ce5">
            <text:p>48,8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Szo-GLC", "SBL(odstep)", 2, "1", "(1)"</text:p>
          </table:table-cell>
          <table:table-cell office:value-type="float" office:value="1.05" table:formula="of:=AVERAGE([.D68:.G68])" table:style-name="ce4">
            <text:p>1,05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2" table:style-name="ce4"/>
          <table:table-cell office:value-type="float" office:value="1.05" table:style-name="ce4">
            <text:p>1,05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S" table:formula="of:=[.O68]-[.O67]" table:style-name="ce7">
            <text:p>00:01:03</text:p>
          </table:table-cell>
          <table:table-cell office:value-type="time" office:time-value="PT0H49M56S" table:style-name="ce7">
            <text:p>00:49:56</text:p>
          </table:table-cell>
          <table:table-cell office:value-type="float" office:value="62.999999999999659" table:formula="of:=IF([.N68]=&quot;&quot;;&quot;&quot;;[.N68]*86400)" table:style-name="ce8">
            <text:p>63</text:p>
          </table:table-cell>
          <table:table-cell office:value-type="float" office:value="1.0499999999999943" table:formula="of:=IF([.P68]=&quot;&quot;;&quot;&quot;;[.P68]/60)" table:style-name="ce5">
            <text:p>1,0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1.57" table:formula="of:=AVERAGE([.D69:.G69])" table:style-name="ce4">
            <text:p>1,57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2" table:style-name="ce4"/>
          <table:table-cell office:value-type="float" office:value="1.57" table:style-name="ce4">
            <text:p>1,57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4S" table:formula="of:=[.O69]-[.O68]" table:style-name="ce7">
            <text:p>00:01:34</text:p>
          </table:table-cell>
          <table:table-cell office:value-type="time" office:time-value="PT0H51M30S" table:style-name="ce7">
            <text:p>00:51:30</text:p>
          </table:table-cell>
          <table:table-cell office:value-type="float" office:value="94.000000000000099" table:formula="of:=IF([.N69]=&quot;&quot;;&quot;&quot;;[.N69]*86400)" table:style-name="ce8">
            <text:p>94</text:p>
          </table:table-cell>
          <table:table-cell office:value-type="float" office:value="1.5666666666666684" table:formula="of:=IF([.P69]=&quot;&quot;;&quot;&quot;;[.P69]/60)" table:style-name="ce5">
            <text:p>1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1", "SBL", 2, "1", "(5)"</text:p>
          </table:table-cell>
          <table:table-cell office:value-type="float" office:value="1.81" table:formula="of:=AVERAGE([.D70:.G70])" table:style-name="ce4">
            <text:p>1,81</text:p>
          </table:table-cell>
          <table:table-cell office:value-type="float" office:value="0" table:formula="of:=AVERAGE([.H70:.K70])" table:style-name="ce5">
            <text:p>#DZIEL/0!</text:p>
          </table:table-cell>
          <table:table-cell office:value-type="float" office:value="2.0499999999999998" table:style-name="ce4">
            <text:p>2,05</text:p>
          </table:table-cell>
          <table:table-cell office:value-type="float" office:value="1.57" table:style-name="ce4">
            <text:p>1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float" office:value="-3.412037037037037E-2" table:formula="of:=[.O70]-[.O69]" table:style-name="ce7">
            <text:p>#######</text:p>
          </table:table-cell>
          <table:table-cell office:value-type="time" office:time-value="PT0H2M22S" table:style-name="ce7">
            <text:p>00:02:22</text:p>
          </table:table-cell>
          <table:table-cell office:value-type="float" office:value="-2948" table:formula="of:=IF([.N70]=&quot;&quot;;&quot;&quot;;[.N70]*86400)" table:style-name="ce8">
            <text:p>-2948</text:p>
          </table:table-cell>
          <table:table-cell office:value-type="float" office:value="-49.133333333333333" table:formula="of:=IF([.P70]=&quot;&quot;;&quot;&quot;;[.P70]/60)" table:style-name="ce5">
            <text:p>-49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2", "SBL", 2, "2", "(5)"</text:p>
          </table:table-cell>
          <table:table-cell office:value-type="float" office:value="0.74" table:formula="of:=AVERAGE([.D71:.G71])" table:style-name="ce4">
            <text:p>0,74</text:p>
          </table:table-cell>
          <table:table-cell office:value-type="float" office:value="0" table:formula="of:=AVERAGE([.H71:.K71])" table:style-name="ce5">
            <text:p>#DZIEL/0!</text:p>
          </table:table-cell>
          <table:table-cell office:value-type="float" office:value="0.8" table:style-name="ce4">
            <text:p>0,80</text:p>
          </table:table-cell>
          <table:table-cell office:value-type="float" office:value="0.68" table:style-name="ce4">
            <text:p>0,6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1S" table:formula="of:=[.O71]-[.O70]" table:style-name="ce7">
            <text:p>00:00:41</text:p>
          </table:table-cell>
          <table:table-cell office:value-type="time" office:time-value="PT0H3M3S" table:style-name="ce7">
            <text:p>00:03:03</text:p>
          </table:table-cell>
          <table:table-cell office:value-type="float" office:value="40.999999999999993" table:formula="of:=IF([.N71]=&quot;&quot;;&quot;&quot;;[.N71]*86400)" table:style-name="ce8">
            <text:p>41</text:p>
          </table:table-cell>
          <table:table-cell office:value-type="float" office:value="0.68333333333333324" table:formula="of:=IF([.P71]=&quot;&quot;;&quot;&quot;;[.P71]/60)" table:style-name="ce5">
            <text:p>0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3", "SBL", 2, "3", "(5)"</text:p>
          </table:table-cell>
          <table:table-cell office:value-type="float" office:value="0.57499999999999996" table:formula="of:=AVERAGE([.D72:.G72])" table:style-name="ce4">
            <text:p>0,58</text:p>
          </table:table-cell>
          <table:table-cell office:value-type="float" office:value="0" table:formula="of:=AVERAGE([.H72:.K72])" table:style-name="ce5">
            <text:p>#DZIEL/0!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0.56999999999999995" table:style-name="ce4">
            <text:p>0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4S" table:formula="of:=[.O72]-[.O71]" table:style-name="ce7">
            <text:p>00:00:34</text:p>
          </table:table-cell>
          <table:table-cell office:value-type="time" office:time-value="PT0H3M37S" table:style-name="ce7">
            <text:p>00:03:37</text:p>
          </table:table-cell>
          <table:table-cell office:value-type="float" office:value="34.000000000000021" table:formula="of:=IF([.N72]=&quot;&quot;;&quot;&quot;;[.N72]*86400)" table:style-name="ce8">
            <text:p>34</text:p>
          </table:table-cell>
          <table:table-cell office:value-type="float" office:value="0.56666666666666698" table:formula="of:=IF([.P72]=&quot;&quot;;&quot;&quot;;[.P72]/60)" table:style-name="ce5">
            <text:p>0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4", "SBL", 2, "4", "(5)"</text:p>
          </table:table-cell>
          <table:table-cell office:value-type="float" office:value="0.87" table:formula="of:=AVERAGE([.D73:.G73])" table:style-name="ce4">
            <text:p>0,87</text:p>
          </table:table-cell>
          <table:table-cell office:value-type="float" office:value="0" table:formula="of:=AVERAGE([.H73:.K73])" table:style-name="ce5">
            <text:p>#DZIEL/0!</text:p>
          </table:table-cell>
          <table:table-cell office:value-type="float" office:value="0.87" table:style-name="ce4">
            <text:p>0,87</text:p>
          </table:table-cell>
          <table:table-cell office:value-type="float" office:value="0.87" table:style-name="ce4">
            <text:p>0,87</text:p>
          </table:table-cell>
          <table:table-cell office:value-type="string" table:style-name="ce4">
            <text:p><text:s/>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0M52S" table:formula="of:=[.O73]-[.O72]" table:style-name="ce7">
            <text:p>00:00:52</text:p>
          </table:table-cell>
          <table:table-cell office:value-type="time" office:time-value="PT0H4M29S" table:style-name="ce7">
            <text:p>00:04:29</text:p>
          </table:table-cell>
          <table:table-cell office:value-type="float" office:value="51.999999999999986" table:formula="of:=IF([.N73]=&quot;&quot;;&quot;&quot;;[.N73]*86400)" table:style-name="ce8">
            <text:p>52</text:p>
          </table:table-cell>
          <table:table-cell office:value-type="float" office:value="0.86666666666666647" table:formula="of:=IF([.P73]=&quot;&quot;;&quot;&quot;;[.P73]/60)" table:style-name="ce5">
            <text:p>0,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5", "SBL+Sem(ST)", 2, "5", "(5)"</text:p>
          </table:table-cell>
          <table:table-cell office:value-type="float" office:value="1.1800000000000002" table:formula="of:=AVERAGE([.D74:.G74])" table:style-name="ce4">
            <text:p>1,18</text:p>
          </table:table-cell>
          <table:table-cell office:value-type="float" office:value="0" table:formula="of:=AVERAGE([.H74:.K74])" table:style-name="ce5">
            <text:p>#DZIEL/0!</text:p>
          </table:table-cell>
          <table:table-cell office:value-type="float" office:value="1.08" table:style-name="ce4">
            <text:p>1,08</text:p>
          </table:table-cell>
          <table:table-cell office:value-type="float" office:value="1.28" table:style-name="ce4">
            <text:p>1,2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7S" table:formula="of:=[.O74]-[.O73]" table:style-name="ce7">
            <text:p>00:01:17</text:p>
          </table:table-cell>
          <table:table-cell office:value-type="time" office:time-value="PT0H5M46S" table:style-name="ce7">
            <text:p>00:05:46</text:p>
          </table:table-cell>
          <table:table-cell office:value-type="float" office:value="77.000000000000014" table:formula="of:=IF([.N74]=&quot;&quot;;&quot;&quot;;[.N74]*86400)" table:style-name="ce8">
            <text:p>77</text:p>
          </table:table-cell>
          <table:table-cell office:value-type="float" office:value="1.2833333333333337" table:formula="of:=IF([.P74]=&quot;&quot;;&quot;&quot;;[.P74]/60)" table:style-name="ce5">
            <text:p>1,2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", "ST", 2, "(1)"</text:p>
          </table:table-cell>
          <table:table-cell office:value-type="float" office:value="1.9649999999999999" table:formula="of:=AVERAGE([.D75:.G75])" table:style-name="ce4">
            <text:p>1,97</text:p>
          </table:table-cell>
          <table:table-cell office:value-type="float" office:value="0" table:formula="of:=AVERAGE([.H75:.K75])" table:style-name="ce5">
            <text:p>#DZIEL/0!</text:p>
          </table:table-cell>
          <table:table-cell office:value-type="float" office:value="2.15" table:style-name="ce4">
            <text:p>2,15</text:p>
          </table:table-cell>
          <table:table-cell office:value-type="float" office:value="1.78" table:style-name="ce4">
            <text:p>1,7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7S" table:formula="of:=[.O75]-[.O74]" table:style-name="ce7">
            <text:p>00:01:47</text:p>
          </table:table-cell>
          <table:table-cell office:value-type="time" office:time-value="PT0H7M33S" table:style-name="ce7">
            <text:p>00:07:33</text:p>
          </table:table-cell>
          <table:table-cell office:value-type="float" office:value="106.99999999999999" table:formula="of:=IF([.N75]=&quot;&quot;;&quot;&quot;;[.N75]*86400)" table:style-name="ce8">
            <text:p>107</text:p>
          </table:table-cell>
          <table:table-cell office:value-type="float" office:value="1.783333333333333" table:formula="of:=IF([.P75]=&quot;&quot;;&quot;&quot;;[.P75]/60)" table:style-name="ce5">
            <text:p>1,7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1", "SBL", 2, "1", "(4)"</text:p>
          </table:table-cell>
          <table:table-cell office:value-type="float" office:value="2.34" table:formula="of:=AVERAGE([.D76:.G76])" table:style-name="ce4">
            <text:p>2,34</text:p>
          </table:table-cell>
          <table:table-cell office:value-type="float" office:value="0" table:formula="of:=AVERAGE([.H76:.K76])" table:style-name="ce5">
            <text:p>#DZIEL/0!</text:p>
          </table:table-cell>
          <table:table-cell office:value-type="float" office:value="2.5299999999999998" table:style-name="ce4">
            <text:p>2,53</text:p>
          </table:table-cell>
          <table:table-cell office:value-type="float" office:value="2.15" table:style-name="ce4">
            <text:p>2,15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2M9S" table:formula="of:=[.O76]-[.O75]" table:style-name="ce7">
            <text:p>00:02:09</text:p>
          </table:table-cell>
          <table:table-cell office:value-type="time" office:time-value="PT0H9M42S" table:style-name="ce7">
            <text:p>00:09:42</text:p>
          </table:table-cell>
          <table:table-cell office:value-type="float" office:value="128.99999999999994" table:formula="of:=IF([.N76]=&quot;&quot;;&quot;&quot;;[.N76]*86400)" table:style-name="ce8">
            <text:p>129</text:p>
          </table:table-cell>
          <table:table-cell office:value-type="float" office:value="2.149999999999999" table:formula="of:=IF([.P76]=&quot;&quot;;&quot;&quot;;[.P76]/60)" table:style-name="ce5">
            <text:p>2,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2", "SBL", 2, "2", "(4)"</text:p>
          </table:table-cell>
          <table:table-cell office:value-type="float" office:value="0.56000000000000005" table:formula="of:=AVERAGE([.D77:.G77])" table:style-name="ce4">
            <text:p>0,56</text:p>
          </table:table-cell>
          <table:table-cell office:value-type="float" office:value="0" table:formula="of:=AVERAGE([.H77:.K77])" table:style-name="ce5">
            <text:p>#DZIEL/0!</text:p>
          </table:table-cell>
          <table:table-cell office:value-type="float" office:value="0.6" table:style-name="ce4">
            <text:p>0,60</text:p>
          </table:table-cell>
          <table:table-cell office:value-type="float" office:value="0.52" table:style-name="ce4">
            <text:p>0,5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1S" table:formula="of:=[.O77]-[.O76]" table:style-name="ce7">
            <text:p>00:00:31</text:p>
          </table:table-cell>
          <table:table-cell office:value-type="time" office:time-value="PT0H10M13S" table:style-name="ce7">
            <text:p>00:10:13</text:p>
          </table:table-cell>
          <table:table-cell office:value-type="float" office:value="31.000000000000075" table:formula="of:=IF([.N77]=&quot;&quot;;&quot;&quot;;[.N77]*86400)" table:style-name="ce8">
            <text:p>31</text:p>
          </table:table-cell>
          <table:table-cell office:value-type="float" office:value="0.51666666666666794" table:formula="of:=IF([.P77]=&quot;&quot;;&quot;&quot;;[.P77]/60)" table:style-name="ce5">
            <text:p>0,5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3", "SBL+PO(Ruda)", 2, "3", "(4)"</text:p>
          </table:table-cell>
          <table:table-cell office:value-type="float" office:value="0.92500000000000004" table:formula="of:=AVERAGE([.D78:.G78])" table:style-name="ce4">
            <text:p>0,93</text:p>
          </table:table-cell>
          <table:table-cell office:value-type="float" office:value="0" table:formula="of:=AVERAGE([.H78:.K78])" table:style-name="ce5">
            <text:p>#DZIEL/0!</text:p>
          </table:table-cell>
          <table:table-cell office:value-type="float" office:value="0.83" table:style-name="ce4">
            <text:p>0,83</text:p>
          </table:table-cell>
          <table:table-cell office:value-type="float" office:value="1.02" table:style-name="ce4">
            <text:p>1,0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S" table:formula="of:=[.O78]-[.O77]" table:style-name="ce7">
            <text:p>00:01:01</text:p>
          </table:table-cell>
          <table:table-cell office:value-type="time" office:time-value="PT0H11M14S" table:style-name="ce7">
            <text:p>00:11:14</text:p>
          </table:table-cell>
          <table:table-cell office:value-type="float" office:value="60.999999999999972" table:formula="of:=IF([.N78]=&quot;&quot;;&quot;&quot;;[.N78]*86400)" table:style-name="ce8">
            <text:p>61</text:p>
          </table:table-cell>
          <table:table-cell office:value-type="float" office:value="1.0166666666666662" table:formula="of:=IF([.P78]=&quot;&quot;;&quot;&quot;;[.P78]/60)" table:style-name="ce5">
            <text:p>1,0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4", "SBL+Sem(ST)", 2, "4", "(4)"</text:p>
          </table:table-cell>
          <table:table-cell office:value-type="float" office:value="1.0649999999999999" table:formula="of:=AVERAGE([.D79:.G79])" table:style-name="ce4">
            <text:p>1,07</text:p>
          </table:table-cell>
          <table:table-cell office:value-type="float" office:value="0" table:formula="of:=AVERAGE([.H79:.K79])" table:style-name="ce5">
            <text:p>#DZIEL/0!</text:p>
          </table:table-cell>
          <table:table-cell office:value-type="float" office:value="1.1499999999999999" table:style-name="ce4">
            <text:p>1,15</text:p>
          </table:table-cell>
          <table:table-cell office:value-type="float" office:value="0.98" table:style-name="ce4">
            <text:p>0,9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9S" table:formula="of:=[.O79]-[.O78]" table:style-name="ce7">
            <text:p>00:00:59</text:p>
          </table:table-cell>
          <table:table-cell office:value-type="time" office:time-value="PT0H12M13S" table:style-name="ce7">
            <text:p>00:12:13</text:p>
          </table:table-cell>
          <table:table-cell office:value-type="float" office:value="59.000000000000057" table:formula="of:=IF([.N79]=&quot;&quot;;&quot;&quot;;[.N79]*86400)" table:style-name="ce8">
            <text:p>59</text:p>
          </table:table-cell>
          <table:table-cell office:value-type="float" office:value="0.98333333333333428" table:formula="of:=IF([.P79]=&quot;&quot;;&quot;&quot;;[.P79]/60)" table:style-name="ce5">
            <text:p>0,9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", "ST", 2, "(1)"</text:p>
          </table:table-cell>
          <table:table-cell office:value-type="float" office:value="0.625" table:formula="of:=AVERAGE([.D80:.G80])" table:style-name="ce4">
            <text:p>0,63</text:p>
          </table:table-cell>
          <table:table-cell office:value-type="float" office:value="0" table:formula="of:=AVERAGE([.H80:.K80])" table:style-name="ce5">
            <text:p>#DZIEL/0!</text:p>
          </table:table-cell>
          <table:table-cell office:value-type="float" office:value="0.63" table:style-name="ce4">
            <text:p>0,63</text:p>
          </table:table-cell>
          <table:table-cell office:value-type="float" office:value="0.62" table:style-name="ce4">
            <text:p>0,6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7S" table:formula="of:=[.O80]-[.O79]" table:style-name="ce7">
            <text:p>00:00:37</text:p>
          </table:table-cell>
          <table:table-cell office:value-type="time" office:time-value="PT0H12M50S" table:style-name="ce7">
            <text:p>00:12:50</text:p>
          </table:table-cell>
          <table:table-cell office:value-type="float" office:value="37.000000000000036" table:formula="of:=IF([.N80]=&quot;&quot;;&quot;&quot;;[.N80]*86400)" table:style-name="ce8">
            <text:p>37</text:p>
          </table:table-cell>
          <table:table-cell office:value-type="float" office:value="0.61666666666666725" table:formula="of:=IF([.P80]=&quot;&quot;;&quot;&quot;;[.P80]/60)" table:style-name="ce5">
            <text:p>0,6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1", "SBL", 2, "1", "(3)"</text:p>
          </table:table-cell>
          <table:table-cell office:value-type="float" office:value="1.1749999999999998" table:formula="of:=AVERAGE([.D81:.G81])" table:style-name="ce4">
            <text:p>1,18</text:p>
          </table:table-cell>
          <table:table-cell office:value-type="float" office:value="0" table:formula="of:=AVERAGE([.H81:.K81])" table:style-name="ce5">
            <text:p>#DZIEL/0!</text:p>
          </table:table-cell>
          <table:table-cell office:value-type="float" office:value="1.17" table:style-name="ce4">
            <text:p>1,17</text:p>
          </table:table-cell>
          <table:table-cell office:value-type="float" office:value="1.18" table:style-name="ce4">
            <text:p>1,1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1S" table:formula="of:=[.O81]-[.O80]" table:style-name="ce7">
            <text:p>00:01:11</text:p>
          </table:table-cell>
          <table:table-cell office:value-type="time" office:time-value="PT0H14M1S" table:style-name="ce7">
            <text:p>00:14:01</text:p>
          </table:table-cell>
          <table:table-cell office:value-type="float" office:value="71.000000000000057" table:formula="of:=IF([.N81]=&quot;&quot;;&quot;&quot;;[.N81]*86400)" table:style-name="ce8">
            <text:p>71</text:p>
          </table:table-cell>
          <table:table-cell office:value-type="float" office:value="1.1833333333333342" table:formula="of:=IF([.P81]=&quot;&quot;;&quot;&quot;;[.P81]/60)" table:style-name="ce5">
            <text:p>1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2", "SBL+PO(Świętochłowice)", 2, "2", "(3)"</text:p>
          </table:table-cell>
          <table:table-cell office:value-type="float" office:value="0.78500000000000003" table:formula="of:=AVERAGE([.D82:.G82])" table:style-name="ce4">
            <text:p>0,79</text:p>
          </table:table-cell>
          <table:table-cell office:value-type="float" office:value="0" table:formula="of:=AVERAGE([.H82:.K82])" table:style-name="ce5">
            <text:p>#DZIEL/0!</text:p>
          </table:table-cell>
          <table:table-cell office:value-type="float" office:value="0.77" table:style-name="ce4">
            <text:p>0,77</text:p>
          </table:table-cell>
          <table:table-cell office:value-type="float" office:value="0.8" table:style-name="ce4">
            <text:p>0,8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8S" table:formula="of:=[.O82]-[.O81]" table:style-name="ce7">
            <text:p>00:00:48</text:p>
          </table:table-cell>
          <table:table-cell office:value-type="time" office:time-value="PT0H14M49S" table:style-name="ce7">
            <text:p>00:14:49</text:p>
          </table:table-cell>
          <table:table-cell office:value-type="float" office:value="47.999999999999858" table:formula="of:=IF([.N82]=&quot;&quot;;&quot;&quot;;[.N82]*86400)" table:style-name="ce8">
            <text:p>48</text:p>
          </table:table-cell>
          <table:table-cell office:value-type="float" office:value="0.7999999999999976" table:formula="of:=IF([.P82]=&quot;&quot;;&quot;&quot;;[.P82]/60)" table:style-name="ce5">
            <text:p>0,8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3", "SBL+Sem(ST)", 2, "3", "(3)"</text:p>
          </table:table-cell>
          <table:table-cell office:value-type="float" office:value="0.94500000000000006" table:formula="of:=AVERAGE([.D83:.G83])" table:style-name="ce4">
            <text:p>0,95</text:p>
          </table:table-cell>
          <table:table-cell office:value-type="float" office:value="0" table:formula="of:=AVERAGE([.H83:.K83])" table:style-name="ce5">
            <text:p>#DZIEL/0!</text:p>
          </table:table-cell>
          <table:table-cell office:value-type="float" office:value="0.92" table:style-name="ce4">
            <text:p>0,92</text:p>
          </table:table-cell>
          <table:table-cell office:value-type="float" office:value="0.97" table:style-name="ce4">
            <text:p>0,9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8S" table:formula="of:=[.O83]-[.O82]" table:style-name="ce7">
            <text:p>00:00:58</text:p>
          </table:table-cell>
          <table:table-cell office:value-type="time" office:time-value="PT0H15M47S" table:style-name="ce7">
            <text:p>00:15:47</text:p>
          </table:table-cell>
          <table:table-cell office:value-type="float" office:value="58.000000000000021" table:formula="of:=IF([.N83]=&quot;&quot;;&quot;&quot;;[.N83]*86400)" table:style-name="ce8">
            <text:p>58</text:p>
          </table:table-cell>
          <table:table-cell office:value-type="float" office:value="0.96666666666666701" table:formula="of:=IF([.P83]=&quot;&quot;;&quot;&quot;;[.P83]/60)" table:style-name="ce5">
            <text:p>0,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.45999999999999996" table:formula="of:=AVERAGE([.D84:.G84])" table:style-name="ce4">
            <text:p>0,46</text:p>
          </table:table-cell>
          <table:table-cell office:value-type="float" office:value="0" table:formula="of:=AVERAGE([.H84:.K84])" table:style-name="ce5">
            <text:p>#DZIEL/0!</text:p>
          </table:table-cell>
          <table:table-cell office:value-type="float" office:value="0.45" table:style-name="ce4">
            <text:p>0,45</text:p>
          </table:table-cell>
          <table:table-cell office:value-type="float" office:value="0.47" table:style-name="ce4">
            <text:p>0,4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8S" table:formula="of:=[.O84]-[.O83]" table:style-name="ce7">
            <text:p>00:00:28</text:p>
          </table:table-cell>
          <table:table-cell office:value-type="time" office:time-value="PT0H16M15S" table:style-name="ce7">
            <text:p>00:16:15</text:p>
          </table:table-cell>
          <table:table-cell office:value-type="float" office:value="27.999999999999979" table:formula="of:=IF([.N84]=&quot;&quot;;&quot;&quot;;[.N84]*86400)" table:style-name="ce8">
            <text:p>28</text:p>
          </table:table-cell>
          <table:table-cell office:value-type="float" office:value="0.46666666666666629" table:formula="of:=IF([.P84]=&quot;&quot;;&quot;&quot;;[.P84]/60)" table:style-name="ce5">
            <text:p>0,4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.69" table:formula="of:=AVERAGE([.D85:.G85])" table:style-name="ce4">
            <text:p>0,69</text:p>
          </table:table-cell>
          <table:table-cell office:value-type="float" office:value="1.0333333333333401" table:formula="of:=AVERAGE([.H85:.K85])" table:style-name="ce5">
            <text:p>1,03</text:p>
          </table:table-cell>
          <table:table-cell office:value-type="float" office:value="0.68" table:style-name="ce4">
            <text:p>0,68</text:p>
          </table:table-cell>
          <table:table-cell office:value-type="float" office:value="0.7" table:style-name="ce4">
            <text:p>0,70</text:p>
          </table:table-cell>
          <table:table-cell table:number-columns-repeated="2" table:style-name="ce4"/>
          <table:table-cell office:value-type="float" office:value="1.0333333333333401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42S" table:formula="of:=[.O85]-[.O84]" table:style-name="ce7">
            <text:p>00:00:42</text:p>
          </table:table-cell>
          <table:table-cell office:value-type="time" office:time-value="PT0H16M57S" table:style-name="ce7">
            <text:p>00:16:57</text:p>
          </table:table-cell>
          <table:table-cell office:value-type="float" office:value="41.999999999999972" table:formula="of:=IF([.N85]=&quot;&quot;;&quot;&quot;;[.N85]*86400)" table:style-name="ce8">
            <text:p>42</text:p>
          </table:table-cell>
          <table:table-cell office:value-type="float" office:value="0.69999999999999951" table:formula="of:=IF([.P85]=&quot;&quot;;&quot;&quot;;[.P85]/60)" table:style-name="ce5">
            <text:p>0,7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.96" table:formula="of:=AVERAGE([.D86:.G86])" table:style-name="ce4">
            <text:p>0,96</text:p>
          </table:table-cell>
          <table:table-cell office:value-type="float" office:value="1.0333333333333283" table:formula="of:=AVERAGE([.H86:.K86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0.95" table:style-name="ce4">
            <text:p>0,95</text:p>
          </table:table-cell>
          <table:table-cell table:number-columns-repeated="2" table:style-name="ce4"/>
          <table:table-cell office:value-type="float" office:value="1.03333333333332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57S" table:formula="of:=[.O86]-[.O85]" table:style-name="ce7">
            <text:p>00:00:57</text:p>
          </table:table-cell>
          <table:table-cell office:value-type="time" office:time-value="PT0H17M54S" table:style-name="ce7">
            <text:p>00:17:54</text:p>
          </table:table-cell>
          <table:table-cell office:value-type="float" office:value="56.999999999999915" table:formula="of:=IF([.N86]=&quot;&quot;;&quot;&quot;;[.N86]*86400)" table:style-name="ce8">
            <text:p>57</text:p>
          </table:table-cell>
          <table:table-cell office:value-type="float" office:value="0.94999999999999862" table:formula="of:=IF([.P86]=&quot;&quot;;&quot;&quot;;[.P86]/60)" table:style-name="ce5">
            <text:p>0,9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"KTC-KO-1", "SBL+PO(Załęże)", 2, "1", "(2)"</text:p>
          </table:table-cell>
          <table:table-cell office:value-type="float" office:value="0.64" table:formula="of:=AVERAGE([.D87:.G87])" table:style-name="ce4">
            <text:p>0,64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office:value-type="float" office:value="0.63" table:style-name="ce4">
            <text:p>0,63</text:p>
          </table:table-cell>
          <table:table-cell office:value-type="float" office:value="0.65" table:style-name="ce4">
            <text:p>0,65</text:p>
          </table:table-cell>
          <table:table-cell table:number-columns-repeated="2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39S" table:formula="of:=[.O87]-[.O86]" table:style-name="ce7">
            <text:p>00:00:39</text:p>
          </table:table-cell>
          <table:table-cell office:value-type="time" office:time-value="PT0H18M33S" table:style-name="ce7">
            <text:p>00:18:33</text:p>
          </table:table-cell>
          <table:table-cell office:value-type="float" office:value="39.000000000000249" table:formula="of:=IF([.N87]=&quot;&quot;;&quot;&quot;;[.N87]*86400)" table:style-name="ce8">
            <text:p>39</text:p>
          </table:table-cell>
          <table:table-cell office:value-type="float" office:value="0.65000000000000413" table:formula="of:=IF([.P87]=&quot;&quot;;&quot;&quot;;[.P87]/60)" table:style-name="ce5">
            <text:p>0,65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office:value-type="float" office:value="1.0499999999999998" table:formula="of:=AVERAGE([.D88:.G88])" table:style-name="ce4">
            <text:p>1,05</text:p>
          </table:table-cell>
          <table:table-cell office:value-type="float" office:value="1.0333333333333483" table:formula="of:=AVERAGE([.H88:.K88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1.1299999999999999" table:style-name="ce4">
            <text:p>1,13</text:p>
          </table:table-cell>
          <table:table-cell table:number-columns-repeated="2" table:style-name="ce4"/>
          <table:table-cell office:value-type="float" office:value="1.03333333333334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1M8S" table:formula="of:=[.O88]-[.O87]" table:style-name="ce7">
            <text:p>00:01:08</text:p>
          </table:table-cell>
          <table:table-cell office:value-type="time" office:time-value="PT0H19M41S" table:style-name="ce7">
            <text:p>00:19:41</text:p>
          </table:table-cell>
          <table:table-cell office:value-type="float" office:value="67.999999999999886" table:formula="of:=IF([.N88]=&quot;&quot;;&quot;&quot;;[.N88]*86400)" table:style-name="ce8">
            <text:p>68</text:p>
          </table:table-cell>
          <table:table-cell office:value-type="float" office:value="1.1333333333333315" table:formula="of:=IF([.P88]=&quot;&quot;;&quot;&quot;;[.P88]/60)" table:style-name="ce5">
            <text:p>1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float" office:value="-1.3668981481481482E-2" table:formula="of:=[.O89]-[.O88]" table:style-name="ce7">
            <text:p>#######</text:p>
          </table:table-cell>
          <table:table-cell table:style-name="ce7"/>
          <table:table-cell office:value-type="float" office:value="-1181" table:formula="of:=IF([.N89]=&quot;&quot;;&quot;&quot;;[.N89]*86400)" table:style-name="ce8">
            <text:p>-1181</text:p>
          </table:table-cell>
          <table:table-cell office:value-type="float" office:value="-19.683333333333334" table:formula="of:=IF([.P89]=&quot;&quot;;&quot;&quot;;[.P89]/60)" table:style-name="ce5">
            <text:p>-19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79999999999999993" table:formula="of:=AVERAGE([.D90:.G90])" table:style-name="ce4">
            <text:p>0,80</text:p>
          </table:table-cell>
          <table:table-cell office:value-type="float" office:value="0.93333333333333335" table:formula="of:=AVERAGE([.H90:.K90])" table:style-name="ce5">
            <text:p>0,93</text:p>
          </table:table-cell>
          <table:table-cell office:value-type="float" office:value="0.79999999999999993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35" table:style-name="ce5">
            <text:p>0,93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0]-[.O89]" table:style-name="ce7">
            <text:p>00:00:00</text:p>
          </table:table-cell>
          <table:table-cell table:style-name="ce7"/>
          <table:table-cell office:value-type="float" office:value="0" table:formula="of:=IF([.N90]=&quot;&quot;;&quot;&quot;;[.N90]*86400)" table:style-name="ce8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68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68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1]-[.O90]" table:style-name="ce7">
            <text:p>00:00:00</text:p>
          </table:table-cell>
          <table:table-cell table:style-name="ce7"/>
          <table:table-cell office:value-type="float" office:value="0" table:formula="of:=IF([.N91]=&quot;&quot;;&quot;&quot;;[.N91]*86400)" table:style-name="ce8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69999999999999951" table:formula="of:=AVERAGE([.D92:.G92])" table:style-name="ce4">
            <text:p>0,70</text:p>
          </table:table-cell>
          <table:table-cell office:value-type="float" office:value="2.1000000000000005" table:formula="of:=AVERAGE([.H92:.K92])" table:style-name="ce5">
            <text:p>2,10</text:p>
          </table:table-cell>
          <table:table-cell office:value-type="float" office:value="0.69999999999999951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000000000000005" table:style-name="ce5">
            <text:p>2,1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2]-[.O91]" table:style-name="ce7">
            <text:p>00:00:00</text:p>
          </table:table-cell>
          <table:table-cell table:style-name="ce7"/>
          <table:table-cell office:value-type="float" office:value="0" table:formula="of:=IF([.N92]=&quot;&quot;;&quot;&quot;;[.N92]*86400)" table:style-name="ce8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7">
            <text:p>00:00:00</text:p>
          </table:table-cell>
          <table:table-cell table:style-name="ce7"/>
          <table:table-cell office:value-type="float" office:value="0" table:formula="of:=IF([.N93]=&quot;&quot;;&quot;&quot;;[.N93]*86400)" table:style-name="ce8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7">
            <text:p>00:00:00</text:p>
          </table:table-cell>
          <table:table-cell table:style-name="ce7"/>
          <table:table-cell office:value-type="float" office:value="0" table:formula="of:=IF([.N94]=&quot;&quot;;&quot;&quot;;[.N94]*86400)" table:style-name="ce8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5]-[.O94]" table:style-name="ce7">
            <text:p>00:00:00</text:p>
          </table:table-cell>
          <table:table-cell table:style-name="ce7"/>
          <table:table-cell office:value-type="float" office:value="0" table:formula="of:=IF([.N95]=&quot;&quot;;&quot;&quot;;[.N95]*86400)" table:style-name="ce8">
            <text:p>0</text:p>
          </table:table-cell>
          <table:table-cell office:value-type="float" office:value="0" table:formula="of:=IF([.P95]=&quot;&quot;;&quot;&quot;;[.P9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6]-[.O95]" table:style-name="ce7">
            <text:p>00:00:00</text:p>
          </table:table-cell>
          <table:table-cell table:style-name="ce7"/>
          <table:table-cell office:value-type="float" office:value="0" table:formula="of:=IF([.N96]=&quot;&quot;;&quot;&quot;;[.N96]*86400)" table:style-name="ce8">
            <text:p>0</text:p>
          </table:table-cell>
          <table:table-cell office:value-type="float" office:value="0" table:formula="of:=IF([.P96]=&quot;&quot;;&quot;&quot;;[.P9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3" table:style-name="ce4"/>
          <table:table-cell office:value-type="string" table:style-name="ce4">
            <text:p><text:s/>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1H15M10S" table:formula="of:=[.O97]-[.O96]" table:style-name="ce7">
            <text:p>01:15:10</text:p>
          </table:table-cell>
          <table:table-cell office:value-type="time" office:time-value="PT1H15M10S" table:style-name="ce7">
            <text:p>01:15:10</text:p>
          </table:table-cell>
          <table:table-cell office:value-type="float" office:value="4510" table:formula="of:=IF([.N97]=&quot;&quot;;&quot;&quot;;[.N97]*86400)" table:style-name="ce8">
            <text:p>4510</text:p>
          </table:table-cell>
          <table:table-cell office:value-type="float" office:value="75.166666666666671" table:formula="of:=IF([.P97]=&quot;&quot;;&quot;&quot;;[.P97]/60)" table:style-name="ce5">
            <text:p>75,1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.6" table:formula="of:=AVERAGE([.H98:.K98])" table:style-name="ce5">
            <text:p>0,6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time" office:time-value="PT0H0M36S" table:formula="of:=[.O98]-[.O97]" table:style-name="ce7">
            <text:p>00:00:36</text:p>
          </table:table-cell>
          <table:table-cell office:value-type="time" office:time-value="PT1H15M46S" table:style-name="ce7">
            <text:p>01:15:46</text:p>
          </table:table-cell>
          <table:table-cell office:value-type="float" office:value="36.000000000000234" table:formula="of:=IF([.N98]=&quot;&quot;;&quot;&quot;;[.N98]*86400)" table:style-name="ce8">
            <text:p>36</text:p>
          </table:table-cell>
          <table:table-cell office:value-type="float" office:value="0.60000000000000386" table:formula="of:=IF([.P98]=&quot;&quot;;&quot;&quot;;[.P98]/60)" table:style-name="ce5">
            <text:p>0,6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2, "(2)"</text:p>
          </table:table-cell>
          <table:table-cell office:value-type="float" office:value="0" table:formula="of:=AVERAGE([.D99:.G99])" table:style-name="ce4">
            <text:p>#DZIEL/0!</text:p>
          </table:table-cell>
          <table:table-cell office:value-type="float" office:value="1.43" table:formula="of:=AVERAGE([.H99:.K99])" table:style-name="ce5">
            <text:p>1,43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time" office:time-value="PT0H2M50S" table:formula="of:=[.O99]-[.O98]" table:style-name="ce7">
            <text:p>00:02:50</text:p>
          </table:table-cell>
          <table:table-cell office:value-type="time" office:time-value="PT1H18M36S" table:style-name="ce7">
            <text:p>01:18:36</text:p>
          </table:table-cell>
          <table:table-cell office:value-type="float" office:value="170.0000000000004" table:formula="of:=IF([.N99]=&quot;&quot;;&quot;&quot;;[.N99]*86400)" table:style-name="ce8">
            <text:p>170</text:p>
          </table:table-cell>
          <table:table-cell office:value-type="float" office:value="2.8333333333333401" table:formula="of:=IF([.P99]=&quot;&quot;;&quot;&quot;;[.P99]/60)" table:style-name="ce5">
            <text:p>2,8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7">
            <text:p>"Ty", "ST", 102, "(N/A)"</text:p>
          </table:table-cell>
          <table:table-cell office:value-type="float" office:value="0" table:formula="of:=AVERAGE([.D100:.G100])" table:style-name="ce4">
            <text:p>#DZIEL/0!</text:p>
          </table:table-cell>
          <table:table-cell office:value-type="float" office:value="0.7" table:formula="of:=AVERAGE([.H100:.K100])" table:style-name="ce5">
            <text:p>0,7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time" office:time-value="PT0H0M42S" table:formula="of:=[.O100]-[.O99]" table:style-name="ce7">
            <text:p>00:00:42</text:p>
          </table:table-cell>
          <table:table-cell office:value-type="time" office:time-value="PT1H19M18S" table:style-name="ce7">
            <text:p>01:19:18</text:p>
          </table:table-cell>
          <table:table-cell office:value-type="float" office:value="41.999999999999972" table:formula="of:=IF([.N100]=&quot;&quot;;&quot;&quot;;[.N100]*86400)" table:style-name="ce8">
            <text:p>42</text:p>
          </table:table-cell>
          <table:table-cell office:value-type="float" office:value="0.69999999999999951" table:formula="of:=IF([.P100]=&quot;&quot;;&quot;&quot;;[.P100]/60)" table:style-name="ce5">
            <text:p>0,7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7">
            <text:p>"Ty-Mc", "Sem(odstep)", 2, "1", "(1)"</text:p>
          </table:table-cell>
          <table:table-cell office:value-type="float" office:value="0" table:formula="of:=AVERAGE([.D101:.G101])" table:style-name="ce4">
            <text:p>#DZIEL/0!</text:p>
          </table:table-cell>
          <table:table-cell office:value-type="float" office:value="0.56999999999999995" table:formula="of:=AVERAGE([.H101:.K101])" table:style-name="ce5">
            <text:p>0,57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56999999999999995" table:style-name="ce1">
            <text:p>0,57</text:p>
          </table:table-cell>
          <table:table-cell table:number-columns-repeated="2" table:style-name="ce1"/>
          <table:table-cell office:value-type="time" office:time-value="PT0H0M34S" table:formula="of:=[.O101]-[.O100]" table:style-name="ce7">
            <text:p>00:00:34</text:p>
          </table:table-cell>
          <table:table-cell office:value-type="time" office:time-value="PT1H19M52S" table:style-name="ce7">
            <text:p>01:19:52</text:p>
          </table:table-cell>
          <table:table-cell office:value-type="float" office:value="33.999999999999716" table:formula="of:=IF([.N101]=&quot;&quot;;&quot;&quot;;[.N101]*86400)" table:style-name="ce8">
            <text:p>34</text:p>
          </table:table-cell>
          <table:table-cell office:value-type="float" office:value="0.56666666666666188" table:formula="of:=IF([.P101]=&quot;&quot;;&quot;&quot;;[.P101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2, "(N/A)"</text:p>
          </table:table-cell>
          <table:table-cell office:value-type="float" office:value="0" table:formula="of:=AVERAGE([.D102:.G102])" table:style-name="ce4">
            <text:p>#DZIEL/0!</text:p>
          </table:table-cell>
          <table:table-cell office:value-type="float" office:value="0.65" table:formula="of:=AVERAGE([.H102:.K102])" table:style-name="ce5">
            <text:p>0,65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5" table:style-name="ce1">
            <text:p>0,65</text:p>
          </table:table-cell>
          <table:table-cell table:number-columns-repeated="2" table:style-name="ce1"/>
          <table:table-cell office:value-type="time" office:time-value="PT0H0M39S" table:formula="of:=[.O102]-[.O101]" table:style-name="ce7">
            <text:p>00:00:39</text:p>
          </table:table-cell>
          <table:table-cell office:value-type="time" office:time-value="PT1H20M31S" table:style-name="ce7">
            <text:p>01:20:31</text:p>
          </table:table-cell>
          <table:table-cell office:value-type="float" office:value="38.999999999999503" table:formula="of:=IF([.N102]=&quot;&quot;;&quot;&quot;;[.N102]*86400)" table:style-name="ce8">
            <text:p>39</text:p>
          </table:table-cell>
          <table:table-cell office:value-type="float" office:value="0.6499999999999917" table:formula="of:=IF([.P102]=&quot;&quot;;&quot;&quot;;[.P102]/60)" table:style-name="ce5">
            <text:p>0,6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1", "SBL", 2, "1", "(5)"</text:p>
          </table:table-cell>
          <table:table-cell office:value-type="float" office:value="0" table:formula="of:=AVERAGE([.D103:.G103])" table:style-name="ce4">
            <text:p>#DZIEL/0!</text:p>
          </table:table-cell>
          <table:table-cell office:value-type="float" office:value="0.62" table:formula="of:=AVERAGE([.H103:.K103])" table:style-name="ce5">
            <text:p>0,6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2" table:style-name="ce1">
            <text:p>0,62</text:p>
          </table:table-cell>
          <table:table-cell table:number-columns-repeated="2" table:style-name="ce1"/>
          <table:table-cell office:value-type="time" office:time-value="PT0H0M37S" table:formula="of:=[.O103]-[.O102]" table:style-name="ce7">
            <text:p>00:00:37</text:p>
          </table:table-cell>
          <table:table-cell office:value-type="time" office:time-value="PT1H21M8S" table:style-name="ce7">
            <text:p>01:21:08</text:p>
          </table:table-cell>
          <table:table-cell office:value-type="float" office:value="37.000000000000185" table:formula="of:=IF([.N103]=&quot;&quot;;&quot;&quot;;[.N103]*86400)" table:style-name="ce8">
            <text:p>37</text:p>
          </table:table-cell>
          <table:table-cell office:value-type="float" office:value="0.61666666666666969" table:formula="of:=IF([.P103]=&quot;&quot;;&quot;&quot;;[.P103]/60)" table:style-name="ce5">
            <text:p>0,6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2", "SBL+PO(Podlesie)", 2, "2", "(5)"</text:p>
          </table:table-cell>
          <table:table-cell office:value-type="float" office:value="0" table:formula="of:=AVERAGE([.D104:.G104])" table:style-name="ce4">
            <text:p>#DZIEL/0!</text:p>
          </table:table-cell>
          <table:table-cell office:value-type="float" office:value="1.45" table:formula="of:=AVERAGE([.H104:.K104])" table:style-name="ce5">
            <text:p>1,45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45" table:style-name="ce1">
            <text:p>1,45</text:p>
          </table:table-cell>
          <table:table-cell table:number-columns-repeated="2" table:style-name="ce1"/>
          <table:table-cell office:value-type="time" office:time-value="PT0H1M45S" table:formula="of:=[.O104]-[.O103]" table:style-name="ce7">
            <text:p>00:01:45</text:p>
          </table:table-cell>
          <table:table-cell office:value-type="time" office:time-value="PT1H22M53S" table:style-name="ce7">
            <text:p>01:22:53</text:p>
          </table:table-cell>
          <table:table-cell office:value-type="float" office:value="105.00000000000082" table:formula="of:=IF([.N104]=&quot;&quot;;&quot;&quot;;[.N104]*86400)" table:style-name="ce8">
            <text:p>105</text:p>
          </table:table-cell>
          <table:table-cell office:value-type="float" office:value="1.7500000000000138" table:formula="of:=IF([.P104]=&quot;&quot;;&quot;&quot;;[.P104]/60)" table:style-name="ce5">
            <text:p>1,7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3", "SBL", 2, "3", "(5)"</text:p>
          </table:table-cell>
          <table:table-cell office:value-type="float" office:value="0" table:formula="of:=AVERAGE([.D105:.G105])" table:style-name="ce4">
            <text:p>#DZIEL/0!</text:p>
          </table:table-cell>
          <table:table-cell office:value-type="float" office:value="0.82" table:formula="of:=AVERAGE([.H105:.K105])" table:style-name="ce5">
            <text:p>0,8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82" table:style-name="ce1">
            <text:p>0,82</text:p>
          </table:table-cell>
          <table:table-cell table:number-columns-repeated="2" table:style-name="ce1"/>
          <table:table-cell office:value-type="time" office:time-value="PT0H0M49S" table:formula="of:=[.O105]-[.O104]" table:style-name="ce7">
            <text:p>00:00:49</text:p>
          </table:table-cell>
          <table:table-cell office:value-type="time" office:time-value="PT1H23M42S" table:style-name="ce7">
            <text:p>01:23:42</text:p>
          </table:table-cell>
          <table:table-cell office:value-type="float" office:value="48.999999999999666" table:formula="of:=IF([.N105]=&quot;&quot;;&quot;&quot;;[.N105]*86400)" table:style-name="ce8">
            <text:p>49</text:p>
          </table:table-cell>
          <table:table-cell office:value-type="float" office:value="0.8166666666666611" table:formula="of:=IF([.P105]=&quot;&quot;;&quot;&quot;;[.P105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4", "SBL", 2, "4", "(5)"</text:p>
          </table:table-cell>
          <table:table-cell office:value-type="float" office:value="0" table:formula="of:=AVERAGE([.D106:.G106])" table:style-name="ce4">
            <text:p>#DZIEL/0!</text:p>
          </table:table-cell>
          <table:table-cell office:value-type="float" office:value="0.63" table:formula="of:=AVERAGE([.H106:.K106])" table:style-name="ce5">
            <text:p>0,63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3" table:style-name="ce1">
            <text:p>0,63</text:p>
          </table:table-cell>
          <table:table-cell table:number-columns-repeated="2" table:style-name="ce1"/>
          <table:table-cell office:value-type="time" office:time-value="PT0H0M38S" table:formula="of:=[.O106]-[.O105]" table:style-name="ce7">
            <text:p>00:00:38</text:p>
          </table:table-cell>
          <table:table-cell office:value-type="time" office:time-value="PT1H24M20S" table:style-name="ce7">
            <text:p>01:24:20</text:p>
          </table:table-cell>
          <table:table-cell office:value-type="float" office:value="37.999999999999545" table:formula="of:=IF([.N106]=&quot;&quot;;&quot;&quot;;[.N106]*86400)" table:style-name="ce8">
            <text:p>38</text:p>
          </table:table-cell>
          <table:table-cell office:value-type="float" office:value="0.63333333333332575" table:formula="of:=IF([.P106]=&quot;&quot;;&quot;&quot;;[.P106]/60)" table:style-name="ce5">
            <text:p>0,6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5", "SBL+Sem(ST)", 2, "5", "(5)"</text:p>
          </table:table-cell>
          <table:table-cell office:value-type="float" office:value="0" table:formula="of:=AVERAGE([.D107:.G107])" table:style-name="ce4">
            <text:p>#DZIEL/0!</text:p>
          </table:table-cell>
          <table:table-cell office:value-type="float" office:value="1.42" table:formula="of:=AVERAGE([.H107:.K107])" table:style-name="ce5">
            <text:p>1,4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42" table:style-name="ce1">
            <text:p>1,42</text:p>
          </table:table-cell>
          <table:table-cell table:number-columns-repeated="2" table:style-name="ce1"/>
          <table:table-cell office:value-type="time" office:time-value="PT0H1M25S" table:formula="of:=[.O107]-[.O106]" table:style-name="ce7">
            <text:p>00:01:25</text:p>
          </table:table-cell>
          <table:table-cell office:value-type="time" office:time-value="PT1H25M45S" table:style-name="ce7">
            <text:p>01:25:45</text:p>
          </table:table-cell>
          <table:table-cell office:value-type="float" office:value="85.000000000000497" table:formula="of:=IF([.N107]=&quot;&quot;;&quot;&quot;;[.N107]*86400)" table:style-name="ce8">
            <text:p>85</text:p>
          </table:table-cell>
          <table:table-cell office:value-type="float" office:value="1.416666666666675" table:formula="of:=IF([.P107]=&quot;&quot;;&quot;&quot;;[.P107]/60)" table:style-name="ce5">
            <text:p>1,4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0" table:formula="of:=AVERAGE([.H108:.K108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float" office:value="-5.9548611111111115E-2" table:formula="of:=[.O108]-[.O107]" table:style-name="ce7">
            <text:p>#######</text:p>
          </table:table-cell>
          <table:table-cell table:style-name="ce7"/>
          <table:table-cell office:value-type="float" office:value="-5145" table:formula="of:=IF([.N108]=&quot;&quot;;&quot;&quot;;[.N108]*86400)" table:style-name="ce8">
            <text:p>-5145</text:p>
          </table:table-cell>
          <table:table-cell office:value-type="float" office:value="-85.75" table:formula="of:=IF([.P108]=&quot;&quot;;&quot;&quot;;[.P108]/60)" table:style-name="ce5">
            <text:p>-85,75</text:p>
          </table:table-cell>
          <table:table-cell office:value-type="string" table:style-name="ce1">
            <text:p>Czy te bloki nie powinny być odwrotnie?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"Mi", "ST", 2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0" table:formula="of:=AVERAGE([.H109:.K109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09]-[.O108]" table:style-name="ce7">
            <text:p>00:00:00</text:p>
          </table:table-cell>
          <table:table-cell table:style-name="ce7"/>
          <table:table-cell office:value-type="float" office:value="0" table:formula="of:=IF([.N109]=&quot;&quot;;&quot;&quot;;[.N109]*86400)" table:style-name="ce8">
            <text:p>0</text:p>
          </table:table-cell>
          <table:table-cell office:value-type="float" office:value="0" table:formula="of:=IF([.P109]=&quot;&quot;;&quot;&quot;;[.P10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0" table:formula="of:=AVERAGE([.H110:.K110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0]-[.O109]" table:style-name="ce7">
            <text:p>00:00:00</text:p>
          </table:table-cell>
          <table:table-cell table:style-name="ce7"/>
          <table:table-cell office:value-type="float" office:value="0" table:formula="of:=IF([.N110]=&quot;&quot;;&quot;&quot;;[.N110]*86400)" table:style-name="ce8">
            <text:p>0</text:p>
          </table:table-cell>
          <table:table-cell office:value-type="float" office:value="0" table:formula="of:=IF([.P110]=&quot;&quot;;&quot;&quot;;[.P1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2, "(1)"</text:p>
          </table:table-cell>
          <table:table-cell office:value-type="float" office:value="0" table:formula="of:=AVERAGE([.D111:.G111])" table:style-name="ce4">
            <text:p>#DZIEL/0!</text:p>
          </table:table-cell>
          <table:table-cell office:value-type="float" office:value="0" table:formula="of:=AVERAGE([.H111:.K111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1]-[.O110]" table:style-name="ce7">
            <text:p>00:00:00</text:p>
          </table:table-cell>
          <table:table-cell table:style-name="ce7"/>
          <table:table-cell office:value-type="float" office:value="0" table:formula="of:=IF([.N111]=&quot;&quot;;&quot;&quot;;[.N111]*86400)" table:style-name="ce8">
            <text:p>0</text:p>
          </table:table-cell>
          <table:table-cell office:value-type="float" office:value="0" table:formula="of:=IF([.P111]=&quot;&quot;;&quot;&quot;;[.P11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0" table:formula="of:=AVERAGE([.H112:.K112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2]-[.O111]" table:style-name="ce7">
            <text:p>00:00:00</text:p>
          </table:table-cell>
          <table:table-cell table:style-name="ce7"/>
          <table:table-cell office:value-type="float" office:value="0" table:formula="of:=IF([.N112]=&quot;&quot;;&quot;&quot;;[.N112]*86400)" table:style-name="ce8">
            <text:p>0</text:p>
          </table:table-cell>
          <table:table-cell office:value-type="float" office:value="0" table:formula="of:=IF([.P112]=&quot;&quot;;&quot;&quot;;[.P11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113:.G113])" table:style-name="ce4">
            <text:p>#DZIEL/0!</text:p>
          </table:table-cell>
          <table:table-cell office:value-type="float" office:value="0" table:formula="of:=AVERAGE([.H113:.K113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113]-[.O112]" table:style-name="ce7">
            <text:p>00:00:00</text:p>
          </table:table-cell>
          <table:table-cell table:style-name="ce7"/>
          <table:table-cell office:value-type="float" office:value="0" table:formula="of:=IF([.N113]=&quot;&quot;;&quot;&quot;;[.N113]*86400)" table:style-name="ce8">
            <text:p>0</text:p>
          </table:table-cell>
          <table:table-cell office:value-type="float" office:value="0" table:formula="of:=IF([.P113]=&quot;&quot;;&quot;&quot;;[.P113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581" table:formula="of:=AVERAGE([.D114:.G114])" table:style-name="ce4">
            <text:p>1,03</text:p>
          </table:table-cell>
          <table:table-cell office:value-type="float" office:value="2.0333333333333288" table:formula="of:=AVERAGE([.H114:.K114])" table:style-name="ce5">
            <text:p>2,03</text:p>
          </table:table-cell>
          <table:table-cell office:value-type="float" office:value="0.53333333333333011" table:style-name="ce4">
            <text:p>0,53</text:p>
          </table:table-cell>
          <table:table-cell office:value-type="float" office:value="1.5333333333333863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599" table:style-name="ce5">
            <text:p>2,42</text:p>
          </table:table-cell>
          <table:table-cell office:value-type="float" office:value="1.6499999999999981" table:style-name="ce5">
            <text:p>1,65</text:p>
          </table:table-cell>
          <table:table-cell table:number-columns-repeated="3" table:style-name="ce1"/>
          <table:table-cell office:value-type="time" office:time-value="PT0H0M0S" table:formula="of:=[.O114]-[.O113]" table:style-name="ce7">
            <text:p>00:00:00</text:p>
          </table:table-cell>
          <table:table-cell table:style-name="ce7"/>
          <table:table-cell office:value-type="float" office:value="0" table:formula="of:=IF([.N114]=&quot;&quot;;&quot;&quot;;[.N114]*86400)" table:style-name="ce8">
            <text:p>0</text:p>
          </table:table-cell>
          <table:table-cell office:value-type="float" office:value="0" table:formula="of:=IF([.P114]=&quot;&quot;;&quot;&quot;;[.P11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22" table:formula="of:=AVERAGE([.D115:.G115])" table:style-name="ce4">
            <text:p>1,63</text:p>
          </table:table-cell>
          <table:table-cell office:value-type="float" office:value="1.4111111111111161" table:formula="of:=AVERAGE([.H115:.K115])" table:style-name="ce5">
            <text:p>1,41</text:p>
          </table:table-cell>
          <table:table-cell office:value-type="float" office:value="2.2000000000000042" table:style-name="ce4">
            <text:p>2,20</text:p>
          </table:table-cell>
          <table:table-cell office:value-type="float" office:value="1.0666666666666602" table:style-name="ce4">
            <text:p>1,07</text:p>
          </table:table-cell>
          <table:table-cell table:number-columns-repeated="2" table:style-name="ce4"/>
          <table:table-cell office:value-type="float" office:value="1.3666666666666671" table:style-name="ce5">
            <text:p>1,37</text:p>
          </table:table-cell>
          <table:table-cell office:value-type="float" office:value="1.6666666666666741" table:style-name="ce5">
            <text:p>1,67</text:p>
          </table:table-cell>
          <table:table-cell office:value-type="float" office:value="1.2000000000000077" table:style-name="ce5">
            <text:p>1,20</text:p>
          </table:table-cell>
          <table:table-cell table:number-columns-repeated="3" table:style-name="ce1"/>
          <table:table-cell office:value-type="time" office:time-value="PT0H0M0S" table:formula="of:=[.O115]-[.O114]" table:style-name="ce7">
            <text:p>00:00:00</text:p>
          </table:table-cell>
          <table:table-cell table:style-name="ce7"/>
          <table:table-cell office:value-type="float" office:value="0" table:formula="of:=IF([.N115]=&quot;&quot;;&quot;&quot;;[.N115]*86400)" table:style-name="ce8">
            <text:p>0</text:p>
          </table:table-cell>
          <table:table-cell office:value-type="float" office:value="0" table:formula="of:=IF([.P115]=&quot;&quot;;&quot;&quot;;[.P11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394" table:formula="of:=AVERAGE([.D116:.G116])" table:style-name="ce4">
            <text:p>0,87</text:p>
          </table:table-cell>
          <table:table-cell office:value-type="float" office:value="1.4722222222222181" table:formula="of:=AVERAGE([.H116:.K116])" table:style-name="ce5">
            <text:p>1,47</text:p>
          </table:table-cell>
          <table:table-cell office:value-type="float" office:value="0.93333333333332269" table:style-name="ce4">
            <text:p>0,93</text:p>
          </table:table-cell>
          <table:table-cell office:value-type="float" office:value="0.79999999999996518" table:style-name="ce4">
            <text:p>0,80</text:p>
          </table:table-cell>
          <table:table-cell table:number-columns-repeated="2" table:style-name="ce4"/>
          <table:table-cell office:value-type="float" office:value="1.7666666666666597" table:style-name="ce5">
            <text:p>1,77</text:p>
          </table:table-cell>
          <table:table-cell office:value-type="float" office:value="1.7833333333333257" table:style-name="ce5">
            <text:p>1,78</text:p>
          </table:table-cell>
          <table:table-cell office:value-type="float" office:value="0.86666666666666892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6]-[.O115]" table:style-name="ce7">
            <text:p>00:00:00</text:p>
          </table:table-cell>
          <table:table-cell table:style-name="ce7"/>
          <table:table-cell office:value-type="float" office:value="0" table:formula="of:=IF([.N116]=&quot;&quot;;&quot;&quot;;[.N116]*86400)" table:style-name="ce8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12" table:formula="of:=AVERAGE([.D117:.G117])" table:style-name="ce4">
            <text:p>0,81</text:p>
          </table:table-cell>
          <table:table-cell office:value-type="float" office:value="0.86111111111110361" table:formula="of:=AVERAGE([.H117:.K117])" table:style-name="ce5">
            <text:p>0,86</text:p>
          </table:table-cell>
          <table:table-cell office:value-type="float" office:value="0.88333333333334485" table:style-name="ce4">
            <text:p>0,88</text:p>
          </table:table-cell>
          <table:table-cell office:value-type="float" office:value="0.73333333333334139" table:style-name="ce4">
            <text:p>0,73</text:p>
          </table:table-cell>
          <table:table-cell table:number-columns-repeated="2" table:style-name="ce4"/>
          <table:table-cell office:value-type="float" office:value="0.8166666666666611" table:style-name="ce5">
            <text:p>0,82</text:p>
          </table:table-cell>
          <table:table-cell office:value-type="float" office:value="0.88333333333332498" table:style-name="ce5">
            <text:p>0,88</text:p>
          </table:table-cell>
          <table:table-cell office:value-type="float" office:value="0.88333333333332476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7]-[.O116]" table:style-name="ce7">
            <text:p>00:00:00</text:p>
          </table:table-cell>
          <table:table-cell table:style-name="ce7"/>
          <table:table-cell office:value-type="float" office:value="0" table:formula="of:=IF([.N117]=&quot;&quot;;&quot;&quot;;[.N117]*86400)" table:style-name="ce8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02" table:formula="of:=AVERAGE([.D118:.G118])" table:style-name="ce4">
            <text:p>1,07</text:p>
          </table:table-cell>
          <table:table-cell office:value-type="float" office:value="0.96666666666667123" table:formula="of:=AVERAGE([.H118:.K118])" table:style-name="ce5">
            <text:p>0,97</text:p>
          </table:table-cell>
          <table:table-cell office:value-type="float" office:value="1.0833333333333361" table:style-name="ce4">
            <text:p>1,08</text:p>
          </table:table-cell>
          <table:table-cell office:value-type="float" office:value="1.0500000000000043" table:style-name="ce4">
            <text:p>1,05</text:p>
          </table:table-cell>
          <table:table-cell table:number-columns-repeated="2" table:style-name="ce4"/>
          <table:table-cell office:value-type="float" office:value="1.0166666666666724" table:style-name="ce5">
            <text:p>1,02</text:p>
          </table:table-cell>
          <table:table-cell office:value-type="float" office:value="1.0666666666666802" table:style-name="ce5">
            <text:p>1,07</text:p>
          </table:table-cell>
          <table:table-cell office:value-type="float" office:value="0.8166666666666611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8]-[.O117]" table:style-name="ce7">
            <text:p>00:00:00</text:p>
          </table:table-cell>
          <table:table-cell table:style-name="ce7"/>
          <table:table-cell office:value-type="float" office:value="0" table:formula="of:=IF([.N118]=&quot;&quot;;&quot;&quot;;[.N118]*86400)" table:style-name="ce8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567" table:formula="of:=AVERAGE([.D119:.G119])" table:style-name="ce4">
            <text:p>2,07</text:p>
          </table:table-cell>
          <table:table-cell office:value-type="float" office:value="1.8833333333333413" table:formula="of:=AVERAGE([.H119:.K119])" table:style-name="ce5">
            <text:p>1,88</text:p>
          </table:table-cell>
          <table:table-cell table:style-name="ce4"/>
          <table:table-cell office:value-type="float" office:value="2.0666666666666567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13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9]-[.O118]" table:style-name="ce7">
            <text:p>00:00:00</text:p>
          </table:table-cell>
          <table:table-cell table:style-name="ce7"/>
          <table:table-cell office:value-type="float" office:value="0" table:formula="of:=IF([.N119]=&quot;&quot;;&quot;&quot;;[.N119]*86400)" table:style-name="ce8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37" table:formula="of:=AVERAGE([.D120:.G120])" table:style-name="ce4">
            <text:p>1,22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6499999999999981" table:style-name="ce4">
            <text:p>1,65</text:p>
          </table:table-cell>
          <table:table-cell office:value-type="float" office:value="0.7833333333333492" table:style-name="ce4">
            <text:p>0,78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0]-[.O119]" table:style-name="ce7">
            <text:p>00:00:00</text:p>
          </table:table-cell>
          <table:table-cell table:style-name="ce7"/>
          <table:table-cell office:value-type="float" office:value="0" table:formula="of:=IF([.N120]=&quot;&quot;;&quot;&quot;;[.N120]*86400)" table:style-name="ce8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5" table:formula="of:=AVERAGE([.D121:.G121])" table:style-name="ce4">
            <text:p>1,48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1.2000000000000077" table:style-name="ce4">
            <text:p>1,20</text:p>
          </table:table-cell>
          <table:table-cell office:value-type="float" office:value="1.7500000000000335" table:style-name="ce4">
            <text:p>1,75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1]-[.O120]" table:style-name="ce7">
            <text:p>00:00:00</text:p>
          </table:table-cell>
          <table:table-cell table:style-name="ce7"/>
          <table:table-cell office:value-type="float" office:value="0" table:formula="of:=IF([.N121]=&quot;&quot;;&quot;&quot;;[.N121]*86400)" table:style-name="ce8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284" table:formula="of:=AVERAGE([.D122:.G122])" table:style-name="ce4">
            <text:p>0,89</text:p>
          </table:table-cell>
          <table:table-cell office:value-type="float" office:value="0" table:formula="of:=AVERAGE([.H122:.K122])" table:style-name="ce5">
            <text:p>#DZIEL/0!</text:p>
          </table:table-cell>
          <table:table-cell office:value-type="float" office:value="0.86666666666666892" table:style-name="ce4">
            <text:p>0,87</text:p>
          </table:table-cell>
          <table:table-cell office:value-type="float" office:value="0.91666666666663688" table:style-name="ce4">
            <text:p>0,92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2]-[.O121]" table:style-name="ce7">
            <text:p>00:00:00</text:p>
          </table:table-cell>
          <table:table-cell table:style-name="ce7"/>
          <table:table-cell office:value-type="float" office:value="0" table:formula="of:=IF([.N122]=&quot;&quot;;&quot;&quot;;[.N122]*86400)" table:style-name="ce8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7">
            <text:p>00:00:00</text:p>
          </table:table-cell>
          <table:table-cell table:style-name="ce7"/>
          <table:table-cell office:value-type="float" office:value="0" table:formula="of:=IF([.N123]=&quot;&quot;;&quot;&quot;;[.N123]*86400)" table:style-name="ce8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4]-[.O123]" table:style-name="ce7">
            <text:p>00:00:00</text:p>
          </table:table-cell>
          <table:table-cell table:style-name="ce7"/>
          <table:table-cell office:value-type="float" office:value="0" table:formula="of:=IF([.N124]=&quot;&quot;;&quot;&quot;;[.N124]*86400)" table:style-name="ce8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25]-[.O124]" table:style-name="ce7">
            <text:p>00:00:00</text:p>
          </table:table-cell>
          <table:table-cell table:style-name="ce7"/>
          <table:table-cell office:value-type="float" office:value="0" table:formula="of:=IF([.N125]=&quot;&quot;;&quot;&quot;;[.N125]*86400)" table:style-name="ce8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S-CM", "Sem(odstęp)", 2, "1", "(1)"</text:p>
          </table:table-cell>
          <table:table-cell office:value-type="float" office:value="3.52" table:formula="of:=AVERAGE([.D126:.G126])" table:style-name="ce4">
            <text:p>3,52</text:p>
          </table:table-cell>
          <table:table-cell office:value-type="float" office:value="5.18" table:formula="of:=AVERAGE([.H126:.K126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6]-[.O125]" table:style-name="ce7">
            <text:p>00:00:00</text:p>
          </table:table-cell>
          <table:table-cell table:style-name="ce7"/>
          <table:table-cell office:value-type="float" office:value="0" table:formula="of:=IF([.N126]=&quot;&quot;;&quot;&quot;;[.N126]*86400)" table:style-name="ce8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", "ST", 2, "(1)"</text:p>
          </table:table-cell>
          <table:table-cell office:value-type="float" office:value="1.57" table:formula="of:=AVERAGE([.D127:.G127])" table:style-name="ce4">
            <text:p>1,57</text:p>
          </table:table-cell>
          <table:table-cell office:value-type="float" office:value="2.12" table:formula="of:=AVERAGE([.H127:.K127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7]-[.O126]" table:style-name="ce7">
            <text:p>00:00:00</text:p>
          </table:table-cell>
          <table:table-cell table:style-name="ce7"/>
          <table:table-cell office:value-type="float" office:value="0" table:formula="of:=IF([.N127]=&quot;&quot;;&quot;&quot;;[.N127]*86400)" table:style-name="ce8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-CB", "SBL+Sem(ST)", 1, "1", "(1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3.19" table:formula="of:=AVERAGE([.H128:.K128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8]-[.O127]" table:style-name="ce7">
            <text:p>00:00:00</text:p>
          </table:table-cell>
          <table:table-cell table:style-name="ce7"/>
          <table:table-cell office:value-type="float" office:value="0" table:formula="of:=IF([.N128]=&quot;&quot;;&quot;&quot;;[.N128]*86400)" table:style-name="ce8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9:.G129])" table:style-name="ce4">
            <text:p>#DZIEL/0!</text:p>
          </table:table-cell>
          <table:table-cell office:value-type="float" office:value="1.7333333333333278" table:formula="of:=AVERAGE([.H129:.K129])" table:style-name="ce5">
            <text:p>1,73</text:p>
          </table:table-cell>
          <table:table-cell table:number-columns-repeated="4" table:style-name="ce4"/>
          <table:table-cell office:value-type="float" office:value="1.7333333333333278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9]-[.O128]" table:style-name="ce7">
            <text:p>00:00:00</text:p>
          </table:table-cell>
          <table:table-cell table:style-name="ce7"/>
          <table:table-cell office:value-type="float" office:value="0" table:formula="of:=IF([.N129]=&quot;&quot;;&quot;&quot;;[.N129]*86400)" table:style-name="ce8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0]-[.O129]" table:style-name="ce7">
            <text:p>00:00:00</text:p>
          </table:table-cell>
          <table:table-cell table:style-name="ce7"/>
          <table:table-cell office:value-type="float" office:value="0" table:formula="of:=IF([.N130]=&quot;&quot;;&quot;&quot;;[.N130]*86400)" table:style-name="ce8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1]-[.O130]" table:style-name="ce7">
            <text:p>00:00:00</text:p>
          </table:table-cell>
          <table:table-cell table:style-name="ce7"/>
          <table:table-cell office:value-type="float" office:value="0" table:formula="of:=IF([.N131]=&quot;&quot;;&quot;&quot;;[.N131]*86400)" table:style-name="ce8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696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2]-[.O131]" table:style-name="ce7">
            <text:p>00:00:00</text:p>
          </table:table-cell>
          <table:table-cell table:style-name="ce7"/>
          <table:table-cell office:value-type="float" office:value="0" table:formula="of:=IF([.N132]=&quot;&quot;;&quot;&quot;;[.N132]*86400)" table:style-name="ce8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3]-[.O132]" table:style-name="ce7">
            <text:p>00:00:00</text:p>
          </table:table-cell>
          <table:table-cell table:style-name="ce7"/>
          <table:table-cell office:value-type="float" office:value="0" table:formula="of:=IF([.N133]=&quot;&quot;;&quot;&quot;;[.N133]*86400)" table:style-name="ce8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4]-[.O133]" table:style-name="ce7">
            <text:p>00:00:00</text:p>
          </table:table-cell>
          <table:table-cell table:style-name="ce7"/>
          <table:table-cell office:value-type="float" office:value="0" table:formula="of:=IF([.N134]=&quot;&quot;;&quot;&quot;;[.N134]*86400)" table:style-name="ce8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5]-[.O134]" table:style-name="ce7">
            <text:p>00:00:00</text:p>
          </table:table-cell>
          <table:table-cell table:style-name="ce7"/>
          <table:table-cell office:value-type="float" office:value="0" table:formula="of:=IF([.N135]=&quot;&quot;;&quot;&quot;;[.N135]*86400)" table:style-name="ce8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6]-[.O135]" table:style-name="ce7">
            <text:p>00:00:00</text:p>
          </table:table-cell>
          <table:table-cell table:style-name="ce7"/>
          <table:table-cell office:value-type="float" office:value="0" table:formula="of:=IF([.N136]=&quot;&quot;;&quot;&quot;;[.N136]*86400)" table:style-name="ce8">
            <text:p>0</text:p>
          </table:table-cell>
          <table:table-cell office:value-type="float" office:value="0" table:formula="of:=IF([.P136]=&quot;&quot;;&quot;&quot;;[.P136]/60)" table:style-name="ce5">
            <text:p>0,00</text:p>
          </table:table-cell>
          <table:table-cell table:number-columns-repeated="16367"/>
        </table:table-row>
        <table:table-row table:number-rows-repeated="1048440" table:style-name="ro1">
          <table:table-cell table:number-columns-repeated="16384"/>
        </table:table-row>
      </table:table>
      <table:table table:name="Arkusz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KK</meta:initial-creator>
    <dc:creator>KK</dc:creator>
    <meta:creation-date>2021-02-13T16:54:29Z</meta:creation-date>
    <dc:date>2021-09-18T22:20:07Z</dc:date>
    <meta:user-defined meta:name="ContentTypeId">0x010100CD5458B81A8B2B4B92FF87D810305C72</meta:user-defined>
  </office:meta>
</office:document-meta>
</file>